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3.62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623cm"/>
    </style:style>
    <style:style style:name="co7" style:family="table-column">
      <style:table-column-properties fo:break-before="auto" style:column-width="5.359cm"/>
    </style:style>
    <style:style style:name="co8" style:family="table-column">
      <style:table-column-properties fo:break-before="auto" style:column-width="1.441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5.489cm"/>
    </style:style>
    <style:style style:name="co11" style:family="table-column">
      <style:table-column-properties fo:break-before="auto" style:column-width="2.787cm"/>
    </style:style>
    <style:style style:name="co12" style:family="table-column">
      <style:table-column-properties fo:break-before="auto" style:column-width="1.729cm"/>
    </style:style>
    <style:style style:name="co13" style:family="table-column">
      <style:table-column-properties fo:break-before="auto" style:column-width="1.713cm"/>
    </style:style>
    <style:style style:name="co14" style:family="table-column">
      <style:table-column-properties fo:break-before="auto" style:column-width="1.94cm"/>
    </style:style>
    <style:style style:name="co15" style:family="table-column">
      <style:table-column-properties fo:break-before="auto" style:column-width="1.062cm"/>
    </style:style>
    <style:style style:name="co16" style:family="table-column">
      <style:table-column-properties fo:break-before="auto" style:column-width="1.501cm"/>
    </style:style>
    <style:style style:name="co17" style:family="table-column">
      <style:table-column-properties fo:break-before="auto" style:column-width="4.284cm"/>
    </style:style>
    <style:style style:name="co18" style:family="table-column">
      <style:table-column-properties fo:break-before="auto" style:column-width="1.42cm"/>
    </style:style>
    <style:style style:name="co19" style:family="table-column">
      <style:table-column-properties fo:break-before="auto" style:column-width="6.953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347cm" fo:break-before="auto" style:use-optimal-row-height="true"/>
    </style:style>
    <style:style style:name="ro4" style:family="table-row">
      <style:table-row-properties style:row-height="0.448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style:font-name="Ubuntu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style:font-size-asian="8pt" style:font-size-complex="8pt"/>
    </style:style>
    <style:style style:name="ce6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15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18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20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25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27" style:family="table-cell" style:parent-style-name="Default" style:data-style-name="N119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9" style:family="table-cell" style:parent-style-name="Default" style:data-style-name="N119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119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1" style:family="table-cell" style:parent-style-name="Default" style:data-style-name="N119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" fo:font-size="8pt" style:font-size-asian="8pt" style:font-size-complex="8pt"/>
    </style:style>
    <style:style style:name="ce33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5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36" style:family="table-cell" style:parent-style-name="Default" style:data-style-name="N119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19">
      <style:text-properties style:font-name="Ubuntu" fo:font-size="8pt" style:font-size-asian="8pt" style:font-size-complex="8pt"/>
    </style:style>
    <style:style style:name="ce38" style:family="table-cell" style:parent-style-name="Default" style:data-style-name="N119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39" style:family="table-cell" style:parent-style-name="Default" style:data-style-name="N119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40" style:family="table-cell" style:parent-style-name="Default" style:data-style-name="N119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 style:data-style-name="N119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text-line-through-style="none" style:font-name="Ubuntu" fo:font-size="8pt" style:font-size-asian="8pt" style:font-size-complex="8pt"/>
    </style:style>
    <style:style style:name="ce43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text-line-through-style="none" style:font-name="Ubuntu" fo:font-size="8pt" style:font-size-asian="8pt" style:font-size-complex="8pt"/>
    </style:style>
    <style:style style:name="ce44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45" style:family="table-cell" style:parent-style-name="Default">
      <style:table-cell-properties fo:border="0.035cm solid #000000"/>
      <style:text-properties style:font-name="Ubuntu" fo:font-size="8pt" style:font-size-asian="8pt" style:font-size-complex="8pt"/>
    </style:style>
    <style:style style:name="ce46" style:family="table-cell" style:parent-style-name="Default">
      <style:table-cell-properties fo:background-color="#ffff00"/>
      <style:text-properties style:font-name="Ubuntu" fo:font-size="8pt" style:font-size-asian="8pt" style:font-size-complex="8pt"/>
    </style:style>
    <style:style style:name="ce47" style:family="table-cell" style:parent-style-name="Default">
      <style:table-cell-properties fo:border-bottom="0.002cm solid #000000" fo:background-color="#ffff00" fo:border-left="none" fo:border-right="none" fo:border-top="0.002cm solid #000000"/>
      <style:text-properties style:font-name="Ubuntu" fo:font-size="8pt" style:font-size-asian="8pt" style:font-size-complex="8pt"/>
    </style:style>
    <style:style style:name="ce48" style:family="table-cell" style:parent-style-name="Default">
      <style:table-cell-properties fo:background-color="transparent"/>
      <style:text-properties style:font-name="Ubuntu" fo:font-size="8pt" style:font-size-asian="8pt" style:font-size-complex="8pt"/>
    </style:style>
    <style:style style:name="ce49" style:family="table-cell" style:parent-style-name="Default" style:data-style-name="N104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04">
      <style:text-properties style:font-name="Ubuntu" fo:font-size="8pt" style:font-size-asian="8pt" style:font-size-complex="8pt"/>
    </style:style>
    <style:style style:name="ce51" style:family="table-cell" style:parent-style-name="Default" style:data-style-name="N104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104">
      <style:table-cell-properties fo:background-color="transparent"/>
      <style:text-properties style:font-name="Ubuntu" fo:font-size="8pt" style:font-size-asian="8pt" style:font-size-complex="8pt"/>
    </style:style>
    <style:style style:name="ce53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style:font-name="Ubuntu" fo:font-size="8pt" style:font-size-asian="8pt" style:font-size-complex="8pt"/>
    </style:style>
    <style:style style:name="ce54" style:family="table-cell" style:parent-style-name="Default" style:data-style-name="N104">
      <style:table-cell-properties fo:border="0.035cm solid #000000"/>
      <style:text-properties style:font-name="Ubuntu" fo:font-size="8pt" style:font-size-asian="8pt" style:font-size-complex="8pt"/>
    </style:style>
    <style:style style:name="ce55" style:family="table-cell" style:parent-style-name="Default">
      <style:table-cell-properties fo:background-color="transparent"/>
    </style:style>
  </office:automatic-styles>
  <office:body>
    <office:spreadsheet>
      <table:calculation-settings table:use-regular-expressions="false"/>
      <table:table table:name="BoM_SCH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8" table:default-cell-style-name="ce10"/>
        <table:table-row table:style-name="ro1">
          <table:table-cell table:style-name="ce1" office:value-type="string">
            <text:p>BoM generated from KiCad Schematic</text:p>
          </table:table-cell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/>
          <table:table-cell table:number-columns-repeated="1021"/>
        </table:table-row>
        <table:table-row table:style-name="ro2">
          <table:table-cell table:style-name="ce3"/>
          <table:table-cell table:style-name="ce3" office:value-type="string">
            <text:p>ref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footprint</text:p>
          </table:table-cell>
          <table:table-cell table:number-columns-repeated="101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string">
            <text:p>BF1</text:p>
          </table:table-cell>
          <table:table-cell table:style-name="ce7" office:value-type="string">
            <text:p>BAFFLE</text:p>
          </table:table-cell>
          <table:table-cell table:style-name="ce9" office:value-type="string">
            <text:p>Baffle</text:p>
          </table:table-cell>
          <table:table-cell table:number-columns-repeated="1018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string">
            <text:p>BP1</text:p>
          </table:table-cell>
          <table:table-cell table:style-name="ce7" office:value-type="string">
            <text:p>BackPlate</text:p>
          </table:table-cell>
          <table:table-cell table:style-name="ce9" office:value-type="string">
            <text:p>BackPlate</text:p>
          </table:table-cell>
          <table:table-cell table:number-columns-repeated="1018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string">
            <text:p>BT1</text:p>
          </table:table-cell>
          <table:table-cell table:style-name="ce7" office:value-type="string">
            <text:p>BATT_RTC</text:p>
          </table:table-cell>
          <table:table-cell table:style-name="ce9" office:value-type="string">
            <text:p>CR2032</text:p>
          </table:table-cell>
          <table:table-cell table:number-columns-repeated="1018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string">
            <text:p>C1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string">
            <text:p>C2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string">
            <text:p>C3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string">
            <text:p>C4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string">
            <text:p>C5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string">
            <text:p>C6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string">
            <text:p>C7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string">
            <text:p>C8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string">
            <text:p>C9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string">
            <text:p>C10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string">
            <text:p>C11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string">
            <text:p>C12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string">
            <text:p>CD1</text:p>
          </table:table-cell>
          <table:table-cell table:style-name="ce7" office:value-type="string">
            <text:p>CDOT1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string">
            <text:p>CD2</text:p>
          </table:table-cell>
          <table:table-cell table:style-name="ce7" office:value-type="string">
            <text:p>CDOT2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string">
            <text:p>CD3</text:p>
          </table:table-cell>
          <table:table-cell table:style-name="ce7" office:value-type="string">
            <text:p>CDOT3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string">
            <text:p>D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string">
            <text:p>D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string">
            <text:p>D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string">
            <text:p>D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string">
            <text:p>D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string">
            <text:p>D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string">
            <text:p>D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string">
            <text:p>D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string">
            <text:p>D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string">
            <text:p>D1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string">
            <text:p>D1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string">
            <text:p>D1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string">
            <text:p>D1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string">
            <text:p>D1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string">
            <text:p>D1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string">
            <text:p>D1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string">
            <text:p>D1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string">
            <text:p>D1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string">
            <text:p>D1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string">
            <text:p>D2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7" office:value-type="string">
            <text:p>D2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 office:value-type="string">
            <text:p>D2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7" office:value-type="string">
            <text:p>D2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7" office:value-type="string">
            <text:p>D2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7" office:value-type="string">
            <text:p>D2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7" office:value-type="string">
            <text:p>D2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7" office:value-type="string">
            <text:p>D2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7" office:value-type="string">
            <text:p>D2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7" office:value-type="string">
            <text:p>D2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7" office:value-type="string">
            <text:p>D3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7" office:value-type="string">
            <text:p>D3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7" office:value-type="string">
            <text:p>D3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1">
            <text:p>51</text:p>
          </table:table-cell>
          <table:table-cell table:style-name="ce7" office:value-type="string">
            <text:p>D3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2">
            <text:p>52</text:p>
          </table:table-cell>
          <table:table-cell table:style-name="ce7" office:value-type="string">
            <text:p>D3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3">
            <text:p>53</text:p>
          </table:table-cell>
          <table:table-cell table:style-name="ce7" office:value-type="string">
            <text:p>D3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4">
            <text:p>54</text:p>
          </table:table-cell>
          <table:table-cell table:style-name="ce7" office:value-type="string">
            <text:p>D3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5">
            <text:p>55</text:p>
          </table:table-cell>
          <table:table-cell table:style-name="ce7" office:value-type="string">
            <text:p>D3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6">
            <text:p>56</text:p>
          </table:table-cell>
          <table:table-cell table:style-name="ce7" office:value-type="string">
            <text:p>D3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7">
            <text:p>57</text:p>
          </table:table-cell>
          <table:table-cell table:style-name="ce7" office:value-type="string">
            <text:p>D3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8">
            <text:p>58</text:p>
          </table:table-cell>
          <table:table-cell table:style-name="ce7" office:value-type="string">
            <text:p>D4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9">
            <text:p>59</text:p>
          </table:table-cell>
          <table:table-cell table:style-name="ce7" office:value-type="string">
            <text:p>D4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7" office:value-type="string">
            <text:p>D4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1">
            <text:p>61</text:p>
          </table:table-cell>
          <table:table-cell table:style-name="ce7" office:value-type="string">
            <text:p>D4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2">
            <text:p>62</text:p>
          </table:table-cell>
          <table:table-cell table:style-name="ce7" office:value-type="string">
            <text:p>D4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3">
            <text:p>63</text:p>
          </table:table-cell>
          <table:table-cell table:style-name="ce7" office:value-type="string">
            <text:p>D4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7" office:value-type="string">
            <text:p>D4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5">
            <text:p>65</text:p>
          </table:table-cell>
          <table:table-cell table:style-name="ce7" office:value-type="string">
            <text:p>D4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6">
            <text:p>66</text:p>
          </table:table-cell>
          <table:table-cell table:style-name="ce7" office:value-type="string">
            <text:p>D4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7">
            <text:p>67</text:p>
          </table:table-cell>
          <table:table-cell table:style-name="ce7" office:value-type="string">
            <text:p>D4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8">
            <text:p>68</text:p>
          </table:table-cell>
          <table:table-cell table:style-name="ce7" office:value-type="string">
            <text:p>D5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9">
            <text:p>69</text:p>
          </table:table-cell>
          <table:table-cell table:style-name="ce7" office:value-type="string">
            <text:p>D5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7" office:value-type="string">
            <text:p>D5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1">
            <text:p>71</text:p>
          </table:table-cell>
          <table:table-cell table:style-name="ce7" office:value-type="string">
            <text:p>D5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2">
            <text:p>72</text:p>
          </table:table-cell>
          <table:table-cell table:style-name="ce7" office:value-type="string">
            <text:p>D5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3">
            <text:p>73</text:p>
          </table:table-cell>
          <table:table-cell table:style-name="ce7" office:value-type="string">
            <text:p>D5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4">
            <text:p>74</text:p>
          </table:table-cell>
          <table:table-cell table:style-name="ce7" office:value-type="string">
            <text:p>D5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5">
            <text:p>75</text:p>
          </table:table-cell>
          <table:table-cell table:style-name="ce7" office:value-type="string">
            <text:p>D5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6">
            <text:p>76</text:p>
          </table:table-cell>
          <table:table-cell table:style-name="ce7" office:value-type="string">
            <text:p>D5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7">
            <text:p>77</text:p>
          </table:table-cell>
          <table:table-cell table:style-name="ce7" office:value-type="string">
            <text:p>D5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8">
            <text:p>78</text:p>
          </table:table-cell>
          <table:table-cell table:style-name="ce7" office:value-type="string">
            <text:p>D6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9">
            <text:p>79</text:p>
          </table:table-cell>
          <table:table-cell table:style-name="ce7" office:value-type="string">
            <text:p>D6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7" office:value-type="string">
            <text:p>D6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1">
            <text:p>81</text:p>
          </table:table-cell>
          <table:table-cell table:style-name="ce7" office:value-type="string">
            <text:p>D6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2">
            <text:p>82</text:p>
          </table:table-cell>
          <table:table-cell table:style-name="ce7" office:value-type="string">
            <text:p>D6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3">
            <text:p>83</text:p>
          </table:table-cell>
          <table:table-cell table:style-name="ce7" office:value-type="string">
            <text:p>D6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4">
            <text:p>84</text:p>
          </table:table-cell>
          <table:table-cell table:style-name="ce7" office:value-type="string">
            <text:p>D6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5">
            <text:p>85</text:p>
          </table:table-cell>
          <table:table-cell table:style-name="ce7" office:value-type="string">
            <text:p>D6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6">
            <text:p>86</text:p>
          </table:table-cell>
          <table:table-cell table:style-name="ce7" office:value-type="string">
            <text:p>D6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7">
            <text:p>87</text:p>
          </table:table-cell>
          <table:table-cell table:style-name="ce7" office:value-type="string">
            <text:p>D6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8">
            <text:p>88</text:p>
          </table:table-cell>
          <table:table-cell table:style-name="ce7" office:value-type="string">
            <text:p>D7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9">
            <text:p>89</text:p>
          </table:table-cell>
          <table:table-cell table:style-name="ce7" office:value-type="string">
            <text:p>D7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7" office:value-type="string">
            <text:p>D7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1">
            <text:p>91</text:p>
          </table:table-cell>
          <table:table-cell table:style-name="ce7" office:value-type="string">
            <text:p>D7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2">
            <text:p>92</text:p>
          </table:table-cell>
          <table:table-cell table:style-name="ce7" office:value-type="string">
            <text:p>D7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3">
            <text:p>93</text:p>
          </table:table-cell>
          <table:table-cell table:style-name="ce7" office:value-type="string">
            <text:p>D7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4">
            <text:p>94</text:p>
          </table:table-cell>
          <table:table-cell table:style-name="ce7" office:value-type="string">
            <text:p>D7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5">
            <text:p>95</text:p>
          </table:table-cell>
          <table:table-cell table:style-name="ce7" office:value-type="string">
            <text:p>D7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6">
            <text:p>96</text:p>
          </table:table-cell>
          <table:table-cell table:style-name="ce7" office:value-type="string">
            <text:p>D7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7">
            <text:p>97</text:p>
          </table:table-cell>
          <table:table-cell table:style-name="ce7" office:value-type="string">
            <text:p>D7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8">
            <text:p>98</text:p>
          </table:table-cell>
          <table:table-cell table:style-name="ce7" office:value-type="string">
            <text:p>D8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9">
            <text:p>99</text:p>
          </table:table-cell>
          <table:table-cell table:style-name="ce7" office:value-type="string">
            <text:p>D8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7" office:value-type="string">
            <text:p>D8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1">
            <text:p>101</text:p>
          </table:table-cell>
          <table:table-cell table:style-name="ce7" office:value-type="string">
            <text:p>D8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2">
            <text:p>102</text:p>
          </table:table-cell>
          <table:table-cell table:style-name="ce7" office:value-type="string">
            <text:p>D8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3">
            <text:p>103</text:p>
          </table:table-cell>
          <table:table-cell table:style-name="ce7" office:value-type="string">
            <text:p>D8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4">
            <text:p>104</text:p>
          </table:table-cell>
          <table:table-cell table:style-name="ce7" office:value-type="string">
            <text:p>D8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5">
            <text:p>105</text:p>
          </table:table-cell>
          <table:table-cell table:style-name="ce7" office:value-type="string">
            <text:p>D8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6">
            <text:p>106</text:p>
          </table:table-cell>
          <table:table-cell table:style-name="ce7" office:value-type="string">
            <text:p>D8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7">
            <text:p>107</text:p>
          </table:table-cell>
          <table:table-cell table:style-name="ce7" office:value-type="string">
            <text:p>D8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8">
            <text:p>108</text:p>
          </table:table-cell>
          <table:table-cell table:style-name="ce7" office:value-type="string">
            <text:p>D9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9">
            <text:p>109</text:p>
          </table:table-cell>
          <table:table-cell table:style-name="ce7" office:value-type="string">
            <text:p>D9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7" office:value-type="string">
            <text:p>D9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1">
            <text:p>111</text:p>
          </table:table-cell>
          <table:table-cell table:style-name="ce7" office:value-type="string">
            <text:p>D9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2">
            <text:p>112</text:p>
          </table:table-cell>
          <table:table-cell table:style-name="ce7" office:value-type="string">
            <text:p>D9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3">
            <text:p>113</text:p>
          </table:table-cell>
          <table:table-cell table:style-name="ce7" office:value-type="string">
            <text:p>D9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4">
            <text:p>114</text:p>
          </table:table-cell>
          <table:table-cell table:style-name="ce7" office:value-type="string">
            <text:p>D9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5">
            <text:p>115</text:p>
          </table:table-cell>
          <table:table-cell table:style-name="ce7" office:value-type="string">
            <text:p>D9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6">
            <text:p>116</text:p>
          </table:table-cell>
          <table:table-cell table:style-name="ce7" office:value-type="string">
            <text:p>D9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7">
            <text:p>117</text:p>
          </table:table-cell>
          <table:table-cell table:style-name="ce7" office:value-type="string">
            <text:p>D9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8">
            <text:p>118</text:p>
          </table:table-cell>
          <table:table-cell table:style-name="ce7" office:value-type="string">
            <text:p>D10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9">
            <text:p>119</text:p>
          </table:table-cell>
          <table:table-cell table:style-name="ce7" office:value-type="string">
            <text:p>D10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0">
            <text:p>120</text:p>
          </table:table-cell>
          <table:table-cell table:style-name="ce7" office:value-type="string">
            <text:p>D10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1">
            <text:p>121</text:p>
          </table:table-cell>
          <table:table-cell table:style-name="ce7" office:value-type="string">
            <text:p>D10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2">
            <text:p>122</text:p>
          </table:table-cell>
          <table:table-cell table:style-name="ce7" office:value-type="string">
            <text:p>D10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3">
            <text:p>123</text:p>
          </table:table-cell>
          <table:table-cell table:style-name="ce7" office:value-type="string">
            <text:p>D10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4">
            <text:p>124</text:p>
          </table:table-cell>
          <table:table-cell table:style-name="ce7" office:value-type="string">
            <text:p>D10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5">
            <text:p>125</text:p>
          </table:table-cell>
          <table:table-cell table:style-name="ce7" office:value-type="string">
            <text:p>D10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6">
            <text:p>126</text:p>
          </table:table-cell>
          <table:table-cell table:style-name="ce7" office:value-type="string">
            <text:p>D10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7">
            <text:p>127</text:p>
          </table:table-cell>
          <table:table-cell table:style-name="ce7" office:value-type="string">
            <text:p>D10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8">
            <text:p>128</text:p>
          </table:table-cell>
          <table:table-cell table:style-name="ce7" office:value-type="string">
            <text:p>D11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9">
            <text:p>129</text:p>
          </table:table-cell>
          <table:table-cell table:style-name="ce7" office:value-type="string">
            <text:p>D11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0">
            <text:p>130</text:p>
          </table:table-cell>
          <table:table-cell table:style-name="ce7" office:value-type="string">
            <text:p>D11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1">
            <text:p>131</text:p>
          </table:table-cell>
          <table:table-cell table:style-name="ce7" office:value-type="string">
            <text:p>D11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2">
            <text:p>132</text:p>
          </table:table-cell>
          <table:table-cell table:style-name="ce7" office:value-type="string">
            <text:p>D11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3">
            <text:p>133</text:p>
          </table:table-cell>
          <table:table-cell table:style-name="ce7" office:value-type="string">
            <text:p>D11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4">
            <text:p>134</text:p>
          </table:table-cell>
          <table:table-cell table:style-name="ce7" office:value-type="string">
            <text:p>D11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5">
            <text:p>135</text:p>
          </table:table-cell>
          <table:table-cell table:style-name="ce7" office:value-type="string">
            <text:p>D11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6">
            <text:p>136</text:p>
          </table:table-cell>
          <table:table-cell table:style-name="ce7" office:value-type="string">
            <text:p>D11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7">
            <text:p>137</text:p>
          </table:table-cell>
          <table:table-cell table:style-name="ce7" office:value-type="string">
            <text:p>D11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8">
            <text:p>138</text:p>
          </table:table-cell>
          <table:table-cell table:style-name="ce7" office:value-type="string">
            <text:p>D12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9">
            <text:p>139</text:p>
          </table:table-cell>
          <table:table-cell table:style-name="ce7" office:value-type="string">
            <text:p>D12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0">
            <text:p>140</text:p>
          </table:table-cell>
          <table:table-cell table:style-name="ce7" office:value-type="string">
            <text:p>D12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1">
            <text:p>141</text:p>
          </table:table-cell>
          <table:table-cell table:style-name="ce7" office:value-type="string">
            <text:p>D12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2">
            <text:p>142</text:p>
          </table:table-cell>
          <table:table-cell table:style-name="ce7" office:value-type="string">
            <text:p>D12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3">
            <text:p>143</text:p>
          </table:table-cell>
          <table:table-cell table:style-name="ce7" office:value-type="string">
            <text:p>D12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4">
            <text:p>144</text:p>
          </table:table-cell>
          <table:table-cell table:style-name="ce7" office:value-type="string">
            <text:p>D12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5">
            <text:p>145</text:p>
          </table:table-cell>
          <table:table-cell table:style-name="ce7" office:value-type="string">
            <text:p>D12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6">
            <text:p>146</text:p>
          </table:table-cell>
          <table:table-cell table:style-name="ce7" office:value-type="string">
            <text:p>D12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7">
            <text:p>147</text:p>
          </table:table-cell>
          <table:table-cell table:style-name="ce7" office:value-type="string">
            <text:p>D258</text:p>
          </table:table-cell>
          <table:table-cell table:style-name="ce7" office:value-type="string">
            <text:p>DBG</text:p>
          </table:table-cell>
          <table:table-cell table:style-name="ce9" office:value-type="string">
            <text:p>led_5mm_blue</text:p>
          </table:table-cell>
          <table:table-cell table:number-columns-repeated="1018"/>
        </table:table-row>
        <table:table-row table:style-name="ro2">
          <table:table-cell table:style-name="ce4" office:value-type="float" office:value="148">
            <text:p>148</text:p>
          </table:table-cell>
          <table:table-cell table:style-name="ce7" office:value-type="string">
            <text:p>D260</text:p>
          </table:table-cell>
          <table:table-cell table:style-name="ce7" office:value-type="string">
            <text:p>PWR</text:p>
          </table:table-cell>
          <table:table-cell table:style-name="ce9" office:value-type="string">
            <text:p>led_5mm_blue</text:p>
          </table:table-cell>
          <table:table-cell table:number-columns-repeated="1018"/>
        </table:table-row>
        <table:table-row table:style-name="ro2">
          <table:table-cell table:style-name="ce4" office:value-type="float" office:value="149">
            <text:p>149</text:p>
          </table:table-cell>
          <table:table-cell table:style-name="ce7" office:value-type="string">
            <text:p>DIL-U1</text:p>
          </table:table-cell>
          <table:table-cell table:style-name="ce7" office:value-type="string">
            <text:p>STP16DP05</text:p>
          </table:table-cell>
          <table:table-cell table:style-name="ce9" office:value-type="string">
            <text:p>SCK-24_600_ELL</text:p>
          </table:table-cell>
          <table:table-cell table:number-columns-repeated="1018"/>
        </table:table-row>
        <table:table-row table:style-name="ro2">
          <table:table-cell table:style-name="ce4" office:value-type="float" office:value="150">
            <text:p>150</text:p>
          </table:table-cell>
          <table:table-cell table:style-name="ce7" office:value-type="string">
            <text:p>FM1</text:p>
          </table:table-cell>
          <table:table-cell table:style-name="ce7" office:value-type="string">
            <text:p>FRAME</text:p>
          </table:table-cell>
          <table:table-cell table:style-name="ce9" office:value-type="string">
            <text:p>Frame</text:p>
          </table:table-cell>
          <table:table-cell table:number-columns-repeated="1018"/>
        </table:table-row>
        <table:table-row table:style-name="ro2">
          <table:table-cell table:style-name="ce4" office:value-type="float" office:value="151">
            <text:p>151</text:p>
          </table:table-cell>
          <table:table-cell table:style-name="ce7" office:value-type="string">
            <text:p>FP1</text:p>
          </table:table-cell>
          <table:table-cell table:style-name="ce7" office:value-type="string">
            <text:p>FacePlate</text:p>
          </table:table-cell>
          <table:table-cell table:style-name="ce9" office:value-type="string">
            <text:p>FacePlate</text:p>
          </table:table-cell>
          <table:table-cell table:number-columns-repeated="1018"/>
        </table:table-row>
        <table:table-row table:style-name="ro2">
          <table:table-cell table:style-name="ce4" office:value-type="float" office:value="152">
            <text:p>152</text:p>
          </table:table-cell>
          <table:table-cell table:style-name="ce7" office:value-type="string">
            <text:p>G1</text:p>
          </table:table-cell>
          <table:table-cell table:style-name="ce7" office:value-type="string">
            <text:p>Logo-WL3</text:p>
          </table:table-cell>
          <table:table-cell table:style-name="ce9" office:value-type="string">
            <text:p>Logo-WL3</text:p>
          </table:table-cell>
          <table:table-cell table:number-columns-repeated="1018"/>
        </table:table-row>
        <table:table-row table:style-name="ro2">
          <table:table-cell table:style-name="ce4" office:value-type="float" office:value="153">
            <text:p>153</text:p>
          </table:table-cell>
          <table:table-cell table:style-name="ce7" office:value-type="string">
            <text:p>G2</text:p>
          </table:table-cell>
          <table:table-cell table:style-name="ce7" office:value-type="string">
            <text:p>OSHW_6mm</text:p>
          </table:table-cell>
          <table:table-cell table:style-name="ce9" office:value-type="string">
            <text:p>LOGO</text:p>
          </table:table-cell>
          <table:table-cell table:number-columns-repeated="1018"/>
        </table:table-row>
        <table:table-row table:style-name="ro2">
          <table:table-cell table:style-name="ce4" office:value-type="float" office:value="154">
            <text:p>154</text:p>
          </table:table-cell>
          <table:table-cell table:style-name="ce7" office:value-type="string">
            <text:p>J1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con-hirose-UX60-MB-5S8</text:p>
          </table:table-cell>
          <table:table-cell table:number-columns-repeated="1018"/>
        </table:table-row>
        <table:table-row table:style-name="ro2">
          <table:table-cell table:style-name="ce4" office:value-type="float" office:value="155">
            <text:p>155</text:p>
          </table:table-cell>
          <table:table-cell table:style-name="ce7" office:value-type="string">
            <text:p>J2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con-usb-USB-B-H</text:p>
          </table:table-cell>
          <table:table-cell table:number-columns-repeated="1018"/>
        </table:table-row>
        <table:table-row table:style-name="ro2">
          <table:table-cell table:style-name="ce4" office:value-type="float" office:value="156">
            <text:p>156</text:p>
          </table:table-cell>
          <table:table-cell table:style-name="ce7" office:value-type="string">
            <text:p>J3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JACK_ALIM</text:p>
          </table:table-cell>
          <table:table-cell table:number-columns-repeated="1018"/>
        </table:table-row>
        <table:table-row table:style-name="ro2">
          <table:table-cell table:style-name="ce4" office:value-type="float" office:value="157">
            <text:p>157</text:p>
          </table:table-cell>
          <table:table-cell table:style-name="ce7" office:value-type="string">
            <text:p>K1</text:p>
          </table:table-cell>
          <table:table-cell table:style-name="ce7" office:value-type="string">
            <text:p>PWR</text:p>
          </table:table-cell>
          <table:table-cell table:style-name="ce9" office:value-type="string">
            <text:p>SEL</text:p>
          </table:table-cell>
          <table:table-cell table:number-columns-repeated="1018"/>
        </table:table-row>
        <table:table-row table:style-name="ro2">
          <table:table-cell table:style-name="ce4" office:value-type="float" office:value="158">
            <text:p>158</text:p>
          </table:table-cell>
          <table:table-cell table:style-name="ce7" office:value-type="string">
            <text:p>K2</text:p>
          </table:table-cell>
          <table:table-cell table:style-name="ce7" office:value-type="string">
            <text:p>LED_ENABLE</text:p>
          </table:table-cell>
          <table:table-cell table:style-name="ce9" office:value-type="string">
            <text:p>pin_strip_3</text:p>
          </table:table-cell>
          <table:table-cell table:number-columns-repeated="1018"/>
        </table:table-row>
        <table:table-row table:style-name="ro2">
          <table:table-cell table:style-name="ce4" office:value-type="float" office:value="159">
            <text:p>159</text:p>
          </table:table-cell>
          <table:table-cell table:style-name="ce7" office:value-type="string">
            <text:p>K3</text:p>
          </table:table-cell>
          <table:table-cell table:style-name="ce7" office:value-type="string">
            <text:p>7Seg_Sel</text:p>
          </table:table-cell>
          <table:table-cell table:style-name="ce9" office:value-type="string">
            <text:p>7Seg_Sel</text:p>
          </table:table-cell>
          <table:table-cell table:number-columns-repeated="1018"/>
        </table:table-row>
        <table:table-row table:style-name="ro2">
          <table:table-cell table:style-name="ce4" office:value-type="float" office:value="160">
            <text:p>160</text:p>
          </table:table-cell>
          <table:table-cell table:style-name="ce7" office:value-type="string">
            <text:p>K4</text:p>
          </table:table-cell>
          <table:table-cell table:style-name="ce7" office:value-type="string">
            <text:p>SCL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161">
            <text:p>161</text:p>
          </table:table-cell>
          <table:table-cell table:style-name="ce7" office:value-type="string">
            <text:p>K5</text:p>
          </table:table-cell>
          <table:table-cell table:style-name="ce7" office:value-type="string">
            <text:p>SDA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162">
            <text:p>162</text:p>
          </table:table-cell>
          <table:table-cell table:style-name="ce7" office:value-type="string">
            <text:p>P1</text:p>
          </table:table-cell>
          <table:table-cell table:style-name="ce7" office:value-type="string">
            <text:p>7SegDisp</text:p>
          </table:table-cell>
          <table:table-cell table:style-name="ce9" office:value-type="string">
            <text:p>pin_strip_8</text:p>
          </table:table-cell>
          <table:table-cell table:number-columns-repeated="1018"/>
        </table:table-row>
        <table:table-row table:style-name="ro2">
          <table:table-cell table:style-name="ce4" office:value-type="float" office:value="163">
            <text:p>163</text:p>
          </table:table-cell>
          <table:table-cell table:style-name="ce7" office:value-type="string">
            <text:p>P7</text:p>
          </table:table-cell>
          <table:table-cell table:style-name="ce7" office:value-type="string">
            <text:p>FTDI</text:p>
          </table:table-cell>
          <table:table-cell table:style-name="ce9" office:value-type="string">
            <text:p>pin_strip_6-90</text:p>
          </table:table-cell>
          <table:table-cell table:number-columns-repeated="1018"/>
        </table:table-row>
        <table:table-row table:style-name="ro2">
          <table:table-cell table:style-name="ce4" office:value-type="float" office:value="164">
            <text:p>164</text:p>
          </table:table-cell>
          <table:table-cell table:style-name="ce7" office:value-type="string">
            <text:p>P8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5">
            <text:p>165</text:p>
          </table:table-cell>
          <table:table-cell table:style-name="ce7" office:value-type="string">
            <text:p>P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6">
            <text:p>166</text:p>
          </table:table-cell>
          <table:table-cell table:style-name="ce7" office:value-type="string">
            <text:p>P1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7">
            <text:p>167</text:p>
          </table:table-cell>
          <table:table-cell table:style-name="ce7" office:value-type="string">
            <text:p>P1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8">
            <text:p>168</text:p>
          </table:table-cell>
          <table:table-cell table:style-name="ce7" office:value-type="string">
            <text:p>P13</text:p>
          </table:table-cell>
          <table:table-cell table:style-name="ce7" office:value-type="string">
            <text:p>ISP</text:p>
          </table:table-cell>
          <table:table-cell table:style-name="ce9" office:value-type="string">
            <text:p>pin_strip_3x2</text:p>
          </table:table-cell>
          <table:table-cell table:number-columns-repeated="1018"/>
        </table:table-row>
        <table:table-row table:style-name="ro2">
          <table:table-cell table:style-name="ce4" office:value-type="float" office:value="169">
            <text:p>169</text:p>
          </table:table-cell>
          <table:table-cell table:style-name="ce7" office:value-type="string">
            <text:p>P14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70">
            <text:p>170</text:p>
          </table:table-cell>
          <table:table-cell table:style-name="ce7" office:value-type="string">
            <text:p>P15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71">
            <text:p>171</text:p>
          </table:table-cell>
          <table:table-cell table:style-name="ce7" office:value-type="string">
            <text:p>P2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2">
            <text:p>172</text:p>
          </table:table-cell>
          <table:table-cell table:style-name="ce7" office:value-type="string">
            <text:p>P2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3">
            <text:p>173</text:p>
          </table:table-cell>
          <table:table-cell table:style-name="ce7" office:value-type="string">
            <text:p>P2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4">
            <text:p>174</text:p>
          </table:table-cell>
          <table:table-cell table:style-name="ce7" office:value-type="string">
            <text:p>P2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5">
            <text:p>175</text:p>
          </table:table-cell>
          <table:table-cell table:style-name="ce7" office:value-type="string">
            <text:p>P28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6">
            <text:p>176</text:p>
          </table:table-cell>
          <table:table-cell table:style-name="ce7" office:value-type="string">
            <text:p>P29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7">
            <text:p>177</text:p>
          </table:table-cell>
          <table:table-cell table:style-name="ce7" office:value-type="string">
            <text:p>P30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8">
            <text:p>178</text:p>
          </table:table-cell>
          <table:table-cell table:style-name="ce7" office:value-type="string">
            <text:p>P31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9">
            <text:p>179</text:p>
          </table:table-cell>
          <table:table-cell table:style-name="ce7" office:value-type="string">
            <text:p>P32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0">
            <text:p>180</text:p>
          </table:table-cell>
          <table:table-cell table:style-name="ce7" office:value-type="string">
            <text:p>P33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1">
            <text:p>181</text:p>
          </table:table-cell>
          <table:table-cell table:style-name="ce7" office:value-type="string">
            <text:p>P3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2">
            <text:p>182</text:p>
          </table:table-cell>
          <table:table-cell table:style-name="ce7" office:value-type="string">
            <text:p>P3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3">
            <text:p>183</text:p>
          </table:table-cell>
          <table:table-cell table:style-name="ce7" office:value-type="string">
            <text:p>P3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4">
            <text:p>184</text:p>
          </table:table-cell>
          <table:table-cell table:style-name="ce7" office:value-type="string">
            <text:p>P3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5">
            <text:p>185</text:p>
          </table:table-cell>
          <table:table-cell table:style-name="ce7" office:value-type="string">
            <text:p>P38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6">
            <text:p>186</text:p>
          </table:table-cell>
          <table:table-cell table:style-name="ce7" office:value-type="string">
            <text:p>P39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7">
            <text:p>187</text:p>
          </table:table-cell>
          <table:table-cell table:style-name="ce7" office:value-type="string">
            <text:p>P41</text:p>
          </table:table-cell>
          <table:table-cell table:style-name="ce7" office:value-type="string">
            <text:p>STACK-L</text:p>
          </table:table-cell>
          <table:table-cell table:style-name="ce9" office:value-type="string">
            <text:p>pin_sck_4-90</text:p>
          </table:table-cell>
          <table:table-cell table:number-columns-repeated="1018"/>
        </table:table-row>
        <table:table-row table:style-name="ro2">
          <table:table-cell table:style-name="ce4" office:value-type="float" office:value="188">
            <text:p>188</text:p>
          </table:table-cell>
          <table:table-cell table:style-name="ce7" office:value-type="string">
            <text:p>P42</text:p>
          </table:table-cell>
          <table:table-cell table:style-name="ce7" office:value-type="string">
            <text:p>STACK-R</text:p>
          </table:table-cell>
          <table:table-cell table:style-name="ce9" office:value-type="string">
            <text:p>pin_strip_4-90</text:p>
          </table:table-cell>
          <table:table-cell table:number-columns-repeated="1018"/>
        </table:table-row>
        <table:table-row table:style-name="ro2">
          <table:table-cell table:style-name="ce4" office:value-type="float" office:value="189">
            <text:p>189</text:p>
          </table:table-cell>
          <table:table-cell table:style-name="ce7" office:value-type="string">
            <text:p>P43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190">
            <text:p>190</text:p>
          </table:table-cell>
          <table:table-cell table:style-name="ce7" office:value-type="string">
            <text:p>P4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1">
            <text:p>191</text:p>
          </table:table-cell>
          <table:table-cell table:style-name="ce7" office:value-type="string">
            <text:p>P5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2">
            <text:p>192</text:p>
          </table:table-cell>
          <table:table-cell table:style-name="ce7" office:value-type="string">
            <text:p>P5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3">
            <text:p>193</text:p>
          </table:table-cell>
          <table:table-cell table:style-name="ce7" office:value-type="string">
            <text:p>P52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4">
            <text:p>194</text:p>
          </table:table-cell>
          <table:table-cell table:style-name="ce7" office:value-type="string">
            <text:p>P53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95">
            <text:p>195</text:p>
          </table:table-cell>
          <table:table-cell table:style-name="ce7" office:value-type="string">
            <text:p>P54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96">
            <text:p>196</text:p>
          </table:table-cell>
          <table:table-cell table:style-name="ce7" office:value-type="string">
            <text:p>PCB1</text:p>
          </table:table-cell>
          <table:table-cell table:style-name="ce7" office:value-type="string">
            <text:p>PCB</text:p>
          </table:table-cell>
          <table:table-cell table:style-name="ce9" office:value-type="string">
            <text:p>PCB</text:p>
          </table:table-cell>
          <table:table-cell table:number-columns-repeated="1018"/>
        </table:table-row>
        <table:table-row table:style-name="ro2">
          <table:table-cell table:style-name="ce4" office:value-type="float" office:value="197">
            <text:p>197</text:p>
          </table:table-cell>
          <table:table-cell table:style-name="ce7" office:value-type="string">
            <text:p>Q1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198">
            <text:p>198</text:p>
          </table:table-cell>
          <table:table-cell table:style-name="ce7" office:value-type="string">
            <text:p>Q2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199">
            <text:p>199</text:p>
          </table:table-cell>
          <table:table-cell table:style-name="ce7" office:value-type="string">
            <text:p>Q3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0">
            <text:p>200</text:p>
          </table:table-cell>
          <table:table-cell table:style-name="ce7" office:value-type="string">
            <text:p>Q4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1">
            <text:p>201</text:p>
          </table:table-cell>
          <table:table-cell table:style-name="ce7" office:value-type="string">
            <text:p>Q5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2">
            <text:p>202</text:p>
          </table:table-cell>
          <table:table-cell table:style-name="ce7" office:value-type="string">
            <text:p>Q6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3">
            <text:p>203</text:p>
          </table:table-cell>
          <table:table-cell table:style-name="ce7" office:value-type="string">
            <text:p>Q7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4">
            <text:p>204</text:p>
          </table:table-cell>
          <table:table-cell table:style-name="ce7" office:value-type="string">
            <text:p>Q8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5">
            <text:p>205</text:p>
          </table:table-cell>
          <table:table-cell table:style-name="ce7" office:value-type="string">
            <text:p>Q9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6">
            <text:p>206</text:p>
          </table:table-cell>
          <table:table-cell table:style-name="ce7" office:value-type="string">
            <text:p>Q10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7">
            <text:p>207</text:p>
          </table:table-cell>
          <table:table-cell table:style-name="ce7" office:value-type="string">
            <text:p>Q11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8">
            <text:p>208</text:p>
          </table:table-cell>
          <table:table-cell table:style-name="ce7" office:value-type="string">
            <text:p>Q12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9">
            <text:p>209</text:p>
          </table:table-cell>
          <table:table-cell table:style-name="ce7" office:value-type="string">
            <text:p>Q13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0">
            <text:p>210</text:p>
          </table:table-cell>
          <table:table-cell table:style-name="ce7" office:value-type="string">
            <text:p>Q14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1">
            <text:p>211</text:p>
          </table:table-cell>
          <table:table-cell table:style-name="ce7" office:value-type="string">
            <text:p>Q15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2">
            <text:p>212</text:p>
          </table:table-cell>
          <table:table-cell table:style-name="ce7" office:value-type="string">
            <text:p>Q16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3">
            <text:p>213</text:p>
          </table:table-cell>
          <table:table-cell table:style-name="ce7" office:value-type="string">
            <text:p>Q17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4">
            <text:p>214</text:p>
          </table:table-cell>
          <table:table-cell table:style-name="ce7" office:value-type="string">
            <text:p>R1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5">
            <text:p>215</text:p>
          </table:table-cell>
          <table:table-cell table:style-name="ce7" office:value-type="string">
            <text:p>R2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6">
            <text:p>216</text:p>
          </table:table-cell>
          <table:table-cell table:style-name="ce7" office:value-type="string">
            <text:p>R3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7">
            <text:p>217</text:p>
          </table:table-cell>
          <table:table-cell table:style-name="ce7" office:value-type="string">
            <text:p>R4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8">
            <text:p>218</text:p>
          </table:table-cell>
          <table:table-cell table:style-name="ce7" office:value-type="string">
            <text:p>R5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9">
            <text:p>219</text:p>
          </table:table-cell>
          <table:table-cell table:style-name="ce7" office:value-type="string">
            <text:p>R6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0">
            <text:p>220</text:p>
          </table:table-cell>
          <table:table-cell table:style-name="ce7" office:value-type="string">
            <text:p>R7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1">
            <text:p>221</text:p>
          </table:table-cell>
          <table:table-cell table:style-name="ce7" office:value-type="string">
            <text:p>R8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2">
            <text:p>222</text:p>
          </table:table-cell>
          <table:table-cell table:style-name="ce7" office:value-type="string">
            <text:p>R9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3">
            <text:p>223</text:p>
          </table:table-cell>
          <table:table-cell table:style-name="ce7" office:value-type="string">
            <text:p>R10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4">
            <text:p>224</text:p>
          </table:table-cell>
          <table:table-cell table:style-name="ce7" office:value-type="string">
            <text:p>R11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5">
            <text:p>225</text:p>
          </table:table-cell>
          <table:table-cell table:style-name="ce7" office:value-type="string">
            <text:p>R12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6">
            <text:p>226</text:p>
          </table:table-cell>
          <table:table-cell table:style-name="ce7" office:value-type="string">
            <text:p>R13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7">
            <text:p>227</text:p>
          </table:table-cell>
          <table:table-cell table:style-name="ce7" office:value-type="string">
            <text:p>R14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8">
            <text:p>228</text:p>
          </table:table-cell>
          <table:table-cell table:style-name="ce7" office:value-type="string">
            <text:p>R15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9">
            <text:p>229</text:p>
          </table:table-cell>
          <table:table-cell table:style-name="ce7" office:value-type="string">
            <text:p>R16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30">
            <text:p>230</text:p>
          </table:table-cell>
          <table:table-cell table:style-name="ce7" office:value-type="string">
            <text:p>R17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1">
            <text:p>231</text:p>
          </table:table-cell>
          <table:table-cell table:style-name="ce7" office:value-type="string">
            <text:p>R18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2">
            <text:p>232</text:p>
          </table:table-cell>
          <table:table-cell table:style-name="ce7" office:value-type="string">
            <text:p>R19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3">
            <text:p>233</text:p>
          </table:table-cell>
          <table:table-cell table:style-name="ce7" office:value-type="string">
            <text:p>R20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4">
            <text:p>234</text:p>
          </table:table-cell>
          <table:table-cell table:style-name="ce7" office:value-type="string">
            <text:p>R21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5">
            <text:p>235</text:p>
          </table:table-cell>
          <table:table-cell table:style-name="ce7" office:value-type="string">
            <text:p>R22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6">
            <text:p>236</text:p>
          </table:table-cell>
          <table:table-cell table:style-name="ce7" office:value-type="string">
            <text:p>R23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7">
            <text:p>237</text:p>
          </table:table-cell>
          <table:table-cell table:style-name="ce7" office:value-type="string">
            <text:p>R24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8">
            <text:p>238</text:p>
          </table:table-cell>
          <table:table-cell table:style-name="ce7" office:value-type="string">
            <text:p>R25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9">
            <text:p>239</text:p>
          </table:table-cell>
          <table:table-cell table:style-name="ce7" office:value-type="string">
            <text:p>R26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0">
            <text:p>240</text:p>
          </table:table-cell>
          <table:table-cell table:style-name="ce7" office:value-type="string">
            <text:p>R30</text:p>
          </table:table-cell>
          <table:table-cell table:style-name="ce7" office:value-type="string">
            <text:p>10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1">
            <text:p>241</text:p>
          </table:table-cell>
          <table:table-cell table:style-name="ce7" office:value-type="string">
            <text:p>R31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2">
            <text:p>242</text:p>
          </table:table-cell>
          <table:table-cell table:style-name="ce7" office:value-type="string">
            <text:p>R32</text:p>
          </table:table-cell>
          <table:table-cell table:style-name="ce7" office:value-type="string">
            <text:p>LDR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243">
            <text:p>243</text:p>
          </table:table-cell>
          <table:table-cell table:style-name="ce7" office:value-type="string">
            <text:p>R33</text:p>
          </table:table-cell>
          <table:table-cell table:style-name="ce7" office:value-type="string">
            <text:p>68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4">
            <text:p>244</text:p>
          </table:table-cell>
          <table:table-cell table:style-name="ce7" office:value-type="string">
            <text:p>R34</text:p>
          </table:table-cell>
          <table:table-cell table:style-name="ce7" office:value-type="string">
            <text:p>2k</text:p>
          </table:table-cell>
          <table:table-cell table:style-name="ce9" office:value-type="string">
            <text:p>Pot-Var2</text:p>
          </table:table-cell>
          <table:table-cell table:number-columns-repeated="1018"/>
        </table:table-row>
        <table:table-row table:style-name="ro2">
          <table:table-cell table:style-name="ce4" office:value-type="float" office:value="245">
            <text:p>245</text:p>
          </table:table-cell>
          <table:table-cell table:style-name="ce7" office:value-type="string">
            <text:p>R35</text:p>
          </table:table-cell>
          <table:table-cell table:style-name="ce7" office:value-type="string">
            <text:p>68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6">
            <text:p>246</text:p>
          </table:table-cell>
          <table:table-cell table:style-name="ce7" office:value-type="string">
            <text:p>R36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7">
            <text:p>247</text:p>
          </table:table-cell>
          <table:table-cell table:style-name="ce7" office:value-type="string">
            <text:p>R37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8">
            <text:p>248</text:p>
          </table:table-cell>
          <table:table-cell table:style-name="ce7" office:value-type="string">
            <text:p>R38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9">
            <text:p>249</text:p>
          </table:table-cell>
          <table:table-cell table:style-name="ce7" office:value-type="string">
            <text:p>rowBoB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250">
            <text:p>250</text:p>
          </table:table-cell>
          <table:table-cell table:style-name="ce7" office:value-type="string">
            <text:p>SP1</text:p>
          </table:table-cell>
          <table:table-cell table:style-name="ce7" office:value-type="string">
            <text:p>SPEAKER</text:p>
          </table:table-cell>
          <table:table-cell table:style-name="ce9" office:value-type="string">
            <text:p>Speaker</text:p>
          </table:table-cell>
          <table:table-cell table:number-columns-repeated="1018"/>
        </table:table-row>
        <table:table-row table:style-name="ro2">
          <table:table-cell table:style-name="ce4" office:value-type="float" office:value="251">
            <text:p>251</text:p>
          </table:table-cell>
          <table:table-cell table:style-name="ce7" office:value-type="string">
            <text:p>SW1</text:p>
          </table:table-cell>
          <table:table-cell table:style-name="ce7" office:value-type="string">
            <text:p>INC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2">
            <text:p>252</text:p>
          </table:table-cell>
          <table:table-cell table:style-name="ce7" office:value-type="string">
            <text:p>SW2</text:p>
          </table:table-cell>
          <table:table-cell table:style-name="ce7" office:value-type="string">
            <text:p>DEC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3">
            <text:p>253</text:p>
          </table:table-cell>
          <table:table-cell table:style-name="ce7" office:value-type="string">
            <text:p>SW3</text:p>
          </table:table-cell>
          <table:table-cell table:style-name="ce7" office:value-type="string">
            <text:p>MODE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4">
            <text:p>254</text:p>
          </table:table-cell>
          <table:table-cell table:style-name="ce7" office:value-type="string">
            <text:p>SW4</text:p>
          </table:table-cell>
          <table:table-cell table:style-name="ce7" office:value-type="string">
            <text:p>RST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5">
            <text:p>255</text:p>
          </table:table-cell>
          <table:table-cell table:style-name="ce7" office:value-type="string">
            <text:p>SW5</text:p>
          </table:table-cell>
          <table:table-cell table:style-name="ce7" office:value-type="string">
            <text:p>ENTER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6">
            <text:p>256</text:p>
          </table:table-cell>
          <table:table-cell table:style-name="ce7" office:value-type="string">
            <text:p>SW12</text:p>
          </table:table-cell>
          <table:table-cell table:style-name="ce7" office:value-type="string">
            <text:p>INC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7">
            <text:p>257</text:p>
          </table:table-cell>
          <table:table-cell table:style-name="ce7" office:value-type="string">
            <text:p>SW22</text:p>
          </table:table-cell>
          <table:table-cell table:style-name="ce7" office:value-type="string">
            <text:p>DEC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8">
            <text:p>258</text:p>
          </table:table-cell>
          <table:table-cell table:style-name="ce7" office:value-type="string">
            <text:p>SW32</text:p>
          </table:table-cell>
          <table:table-cell table:style-name="ce7" office:value-type="string">
            <text:p>MODE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9">
            <text:p>259</text:p>
          </table:table-cell>
          <table:table-cell table:style-name="ce7" office:value-type="string">
            <text:p>SW42</text:p>
          </table:table-cell>
          <table:table-cell table:style-name="ce7" office:value-type="string">
            <text:p>RST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60">
            <text:p>260</text:p>
          </table:table-cell>
          <table:table-cell table:style-name="ce7" office:value-type="string">
            <text:p>SW52</text:p>
          </table:table-cell>
          <table:table-cell table:style-name="ce7" office:value-type="string">
            <text:p>ENTER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61">
            <text:p>261</text:p>
          </table:table-cell>
          <table:table-cell table:style-name="ce7" office:value-type="string">
            <text:p>U1</text:p>
          </table:table-cell>
          <table:table-cell table:style-name="ce7" office:value-type="string">
            <text:p>STP8DP0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262">
            <text:p>262</text:p>
          </table:table-cell>
          <table:table-cell table:style-name="ce7" office:value-type="string">
            <text:p>U2</text:p>
          </table:table-cell>
          <table:table-cell table:style-name="ce7" office:value-type="float" office:value="7805">
            <text:p>7805</text:p>
          </table:table-cell>
          <table:table-cell table:style-name="ce9" office:value-type="string">
            <text:p>TO-220_Horizontal</text:p>
          </table:table-cell>
          <table:table-cell table:number-columns-repeated="1018"/>
        </table:table-row>
        <table:table-row table:style-name="ro2">
          <table:table-cell table:style-name="ce4" office:value-type="float" office:value="263">
            <text:p>263</text:p>
          </table:table-cell>
          <table:table-cell table:style-name="ce7" office:value-type="string">
            <text:p>U3</text:p>
          </table:table-cell>
          <table:table-cell table:style-name="ce7" office:value-type="string">
            <text:p>ATMEGA8-P</text:p>
          </table:table-cell>
          <table:table-cell table:style-name="ce9" office:value-type="string">
            <text:p>dil_2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264">
            <text:p>264</text:p>
          </table:table-cell>
          <table:table-cell table:style-name="ce7" office:value-type="string">
            <text:p>U4</text:p>
          </table:table-cell>
          <table:table-cell table:style-name="ce7" office:value-type="string">
            <text:p>74HC154</text:p>
          </table:table-cell>
          <table:table-cell table:style-name="ce9" office:value-type="string">
            <text:p>DIP-24__600_ELL</text:p>
          </table:table-cell>
          <table:table-cell table:number-columns-repeated="1018"/>
        </table:table-row>
        <table:table-row table:style-name="ro2">
          <table:table-cell table:style-name="ce4" office:value-type="float" office:value="265">
            <text:p>265</text:p>
          </table:table-cell>
          <table:table-cell table:style-name="ce7" office:value-type="string">
            <text:p>U6</text:p>
          </table:table-cell>
          <table:table-cell table:style-name="ce7" office:value-type="string">
            <text:p>DS3231N</text:p>
          </table:table-cell>
          <table:table-cell table:style-name="ce9" office:value-type="string">
            <text:p>DS3231</text:p>
          </table:table-cell>
          <table:table-cell table:number-columns-repeated="1018"/>
        </table:table-row>
        <table:table-row table:style-name="ro2">
          <table:table-cell table:style-name="ce4" office:value-type="float" office:value="266">
            <text:p>266</text:p>
          </table:table-cell>
          <table:table-cell table:style-name="ce7" office:value-type="string">
            <text:p>X1</text:p>
          </table:table-cell>
          <table:table-cell table:style-name="ce7" office:value-type="string">
            <text:p>16MHz</text:p>
          </table:table-cell>
          <table:table-cell table:style-name="ce9" office:value-type="string">
            <text:p>XTAL</text:p>
          </table:table-cell>
          <table:table-cell table:number-columns-repeated="1018"/>
        </table:table-row>
        <table:table-row table:style-name="ro2" table:number-rows-repeated="104830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BoM_PCB" table:style-name="ta1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10"/>
        <table:table-column table:style-name="co4" table:default-cell-style-name="ce10"/>
        <table:table-column table:style-name="co8" table:default-cell-style-name="ce14"/>
        <table:table-column table:style-name="co3" table:default-cell-style-name="ce10"/>
        <table:table-column table:style-name="co9" table:default-cell-style-name="ce10"/>
        <table:table-column table:style-name="co5" table:number-columns-repeated="1018" table:default-cell-style-name="ce10"/>
        <table:table-row table:style-name="ro3">
          <table:table-cell table:style-name="ce1" office:value-type="string">
            <text:p>BoM generated from KiCad PCB</text:p>
          </table:table-cell>
          <table:table-cell table:style-name="ce15" table:number-columns-repeated="2"/>
          <table:table-cell table:style-name="ce18"/>
          <table:table-cell table:style-name="ce20"/>
          <table:table-cell table:style-name="ce22"/>
          <table:table-cell table:number-columns-repeated="1018"/>
        </table:table-row>
        <table:table-row table:style-name="ro3">
          <table:table-cell table:style-name="ce11"/>
          <table:table-cell table:number-columns-repeated="3"/>
          <table:table-cell table:style-name="ce21" table:number-columns-repeated="2"/>
          <table:table-cell table:number-columns-repeated="1018"/>
        </table:table-row>
        <table:table-row table:style-name="ro3">
          <table:table-cell table:style-name="ce12" office:value-type="string">
            <text:p>Id</text:p>
          </table:table-cell>
          <table:table-cell table:style-name="ce16" office:value-type="string">
            <text:p>Designator</text:p>
          </table:table-cell>
          <table:table-cell table:style-name="ce16" office:value-type="string">
            <text:p>Package</text:p>
          </table:table-cell>
          <table:table-cell table:style-name="ce12" office:value-type="string">
            <text:p>Quantity</text:p>
          </table:table-cell>
          <table:table-cell table:style-name="ce16" office:value-type="string">
            <text:p>Designation</text:p>
          </table:table-cell>
          <table:table-cell table:style-name="ce16" office:value-type="string">
            <text:p>Supplier and ref</text:p>
          </table:table-cell>
          <table:table-cell table:number-columns-repeated="1018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7" office:value-type="string">
            <text:p>BF1</text:p>
          </table:table-cell>
          <table:table-cell table:style-name="ce17" office:value-type="string">
            <text:p>Baffl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FFL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7" office:value-type="string">
            <text:p>BP1</text:p>
          </table:table-cell>
          <table:table-cell table:style-name="ce17" office:value-type="string">
            <text:p>BackPlat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ckPlat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">
            <text:p>3</text:p>
          </table:table-cell>
          <table:table-cell table:style-name="ce17" office:value-type="string">
            <text:p>BT1</text:p>
          </table:table-cell>
          <table:table-cell table:style-name="ce17" office:value-type="string">
            <text:p>CR203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TT_RT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">
            <text:p>4</text:p>
          </table:table-cell>
          <table:table-cell table:style-name="ce17" office:value-type="string">
            <text:p>C3, C4, C5, C6, C7, C9, C10</text:p>
          </table:table-cell>
          <table:table-cell table:style-name="ce17" office:value-type="string">
            <text:p>C2</text:p>
          </table:table-cell>
          <table:table-cell table:style-name="ce19" office:value-type="float" office:value="7">
            <text:p>7</text:p>
          </table:table-cell>
          <table:table-cell table:style-name="ce17" office:value-type="string">
            <text:p>100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">
            <text:p>5</text:p>
          </table:table-cell>
          <table:table-cell table:style-name="ce17" office:value-type="string">
            <text:p>C11, C12</text:p>
          </table:table-cell>
          <table:table-cell table:style-name="ce17" office:value-type="string">
            <text:p>cnp_3mm_disc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22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7" office:value-type="string">
            <text:p>C1, C2, C8</text:p>
          </table:table-cell>
          <table:table-cell table:style-name="ce17" office:value-type="string">
            <text:p>CP_5x11mm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100u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7" office:value-type="string">
            <text:p>CD1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7" office:value-type="string">
            <text:p>CD2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2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7" office:value-type="string">
            <text:p>CD3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3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7" office:value-type="string">
            <text:p>D258</text:p>
          </table:table-cell>
          <table:table-cell table:style-name="ce17" office:value-type="string">
            <text:p>led_5mm_blu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BG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7" office:value-type="string">
            <text:p>D260</text:p>
          </table:table-cell>
          <table:table-cell table:style-name="ce17" office:value-type="string">
            <text:p>led_5mm_blu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7" office:value-type="string">
            <text:p>D1 to D128</text:p>
          </table:table-cell>
          <table:table-cell table:style-name="ce17" office:value-type="string">
            <text:p>led_5mm_clear</text:p>
          </table:table-cell>
          <table:table-cell table:style-name="ce19" office:value-type="float" office:value="128">
            <text:p>128</text:p>
          </table:table-cell>
          <table:table-cell table:style-name="ce17" office:value-type="string">
            <text:p>LED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7" office:value-type="string">
            <text:p>DIL-U1</text:p>
          </table:table-cell>
          <table:table-cell table:style-name="ce17" office:value-type="string">
            <text:p>SCK-24_600_EL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P16DP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7" office:value-type="string">
            <text:p>FM1</text:p>
          </table:table-cell>
          <table:table-cell table:style-name="ce17" office:value-type="string">
            <text:p>Fram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RAM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7" office:value-type="string">
            <text:p>FP1</text:p>
          </table:table-cell>
          <table:table-cell table:style-name="ce17" office:value-type="string">
            <text:p>FacePlat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acePlat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7" office:value-type="string">
            <text:p>G1</text:p>
          </table:table-cell>
          <table:table-cell table:style-name="ce17" office:value-type="string">
            <text:p>Logo-WL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ogo-WL3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7" office:value-type="string">
            <text:p>G2</text:p>
          </table:table-cell>
          <table:table-cell table:style-name="ce17" office:value-type="string">
            <text:p>OSHW_6mm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OGO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7" office:value-type="string">
            <text:p>J1</text:p>
          </table:table-cell>
          <table:table-cell table:style-name="ce17" office:value-type="string">
            <text:p>con-hirose-UX60-MB-5S8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7" office:value-type="string">
            <text:p>J2</text:p>
          </table:table-cell>
          <table:table-cell table:style-name="ce17" office:value-type="string">
            <text:p>con-usb-USB-B-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7" office:value-type="string">
            <text:p>J3</text:p>
          </table:table-cell>
          <table:table-cell table:style-name="ce17" office:value-type="string">
            <text:p>JACK_ALIM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7" office:value-type="string">
            <text:p>K1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_SE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7" office:value-type="string">
            <text:p>K2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ED_ENABL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7" office:value-type="string">
            <text:p>K3</text:p>
          </table:table-cell>
          <table:table-cell table:style-name="ce17" office:value-type="string">
            <text:p>7Seg_Se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Seg_Se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7" office:value-type="string">
            <text:p>K4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C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7" office:value-type="string">
            <text:p>K5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DA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7" office:value-type="string">
            <text:p>P1</text:p>
          </table:table-cell>
          <table:table-cell table:style-name="ce17" office:value-type="string">
            <text:p>pin_strip_8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SegDis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7" office:value-type="string">
            <text:p>P13</text:p>
          </table:table-cell>
          <table:table-cell table:style-name="ce17" office:value-type="string">
            <text:p>pin_strip_3x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S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7" office:value-type="string">
            <text:p>P24 to P39</text:p>
          </table:table-cell>
          <table:table-cell table:style-name="ce17" office:value-type="string">
            <text:p>PROTO-6</text:p>
          </table:table-cell>
          <table:table-cell table:style-name="ce19" office:value-type="float" office:value="16">
            <text:p>16</text:p>
          </table:table-cell>
          <table:table-cell table:style-name="ce17" office:value-type="string">
            <text:p>DIL6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7" office:value-type="string">
            <text:p>P41</text:p>
          </table:table-cell>
          <table:table-cell table:style-name="ce17" office:value-type="string">
            <text:p>pin_sck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7" office:value-type="string">
            <text:p>P42</text:p>
          </table:table-cell>
          <table:table-cell table:style-name="ce17" office:value-type="string">
            <text:p>pin_strip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7" office:value-type="string">
            <text:p>P43</text:p>
          </table:table-cell>
          <table:table-cell table:style-name="ce17" office:value-type="string">
            <text:p>Pad01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7" office:value-type="string">
            <text:p>P8, P9, P10, P11, P14, P15, P53, P54</text:p>
          </table:table-cell>
          <table:table-cell table:style-name="ce17" office:value-type="string">
            <text:p>vite_4mm</text:p>
          </table:table-cell>
          <table:table-cell table:style-name="ce19" office:value-type="float" office:value="8">
            <text:p>8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7" office:value-type="string">
            <text:p>P7</text:p>
          </table:table-cell>
          <table:table-cell table:style-name="ce17" office:value-type="string">
            <text:p>pin_strip_6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TDI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7" office:value-type="string">
            <text:p>PCB1</text:p>
          </table:table-cell>
          <table:table-cell table:style-name="ce17" office:value-type="string">
            <text:p>PCB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CB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7" office:value-type="string">
            <text:p>Q1 to Q17</text:p>
          </table:table-cell>
          <table:table-cell table:style-name="ce17" office:value-type="string">
            <text:p>to92_2N5401</text:p>
          </table:table-cell>
          <table:table-cell table:style-name="ce19" office:value-type="float" office:value="17">
            <text:p>17</text:p>
          </table:table-cell>
          <table:table-cell table:style-name="ce17" office:value-type="string">
            <text:p>2N540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7" office:value-type="string">
            <text:p>R1 to R16</text:p>
          </table:table-cell>
          <table:table-cell table:style-name="ce17" office:value-type="string">
            <text:p>rc03_vert_LED</text:p>
          </table:table-cell>
          <table:table-cell table:style-name="ce19" office:value-type="float" office:value="16">
            <text:p>16</text:p>
          </table:table-cell>
          <table:table-cell table:style-name="ce17" office:value-type="string">
            <text:p>100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7" office:value-type="string">
            <text:p>R20, R21</text:p>
          </table:table-cell>
          <table:table-cell table:style-name="ce17" office:value-type="string">
            <text:p>RC03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4k7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7" office:value-type="string">
            <text:p>R17, R18, R19, R22, R23, R36, R37, R38</text:p>
          </table:table-cell>
          <table:table-cell table:style-name="ce17" office:value-type="string">
            <text:p>RC03</text:p>
          </table:table-cell>
          <table:table-cell table:style-name="ce19" office:value-type="float" office:value="8">
            <text:p>8</text:p>
          </table:table-cell>
          <table:table-cell table:style-name="ce17" office:value-type="string">
            <text:p>10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7" office:value-type="string">
            <text:p>R24, R25, R26</text:p>
          </table:table-cell>
          <table:table-cell table:style-name="ce17" office:value-type="string">
            <text:p>RC03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1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7" office:value-type="string">
            <text:p>R30</text:p>
          </table:table-cell>
          <table:table-cell table:style-name="ce17" office:value-type="string">
            <text:p>RC0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00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7" office:value-type="string">
            <text:p>R31</text:p>
          </table:table-cell>
          <table:table-cell table:style-name="ce17" office:value-type="string">
            <text:p>RC0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0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7" office:value-type="string">
            <text:p>R32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D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7" office:value-type="string">
            <text:p>R33,R35</text:p>
          </table:table-cell>
          <table:table-cell table:style-name="ce17" office:value-type="string">
            <text:p>RC03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680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7" office:value-type="string">
            <text:p>R34</text:p>
          </table:table-cell>
          <table:table-cell table:style-name="ce17" office:value-type="string">
            <text:p>Pot-Var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2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7" office:value-type="string">
            <text:p>rowBoB1, P49, P50, P51, P52</text:p>
          </table:table-cell>
          <table:table-cell table:style-name="ce17" office:value-type="string">
            <text:p>vite_3mm</text:p>
          </table:table-cell>
          <table:table-cell table:style-name="ce19" office:value-type="float" office:value="5">
            <text:p>5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7" office:value-type="string">
            <text:p>SP1</text:p>
          </table:table-cell>
          <table:table-cell table:style-name="ce17" office:value-type="string">
            <text:p>Speaker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PEAK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7" office:value-type="string">
            <text:p>SW1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N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7" office:value-type="string">
            <text:p>SW1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N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7" office:value-type="string">
            <text:p>SW2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E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7" office:value-type="string">
            <text:p>SW2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E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7" office:value-type="string">
            <text:p>SW3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OD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2">
            <text:p>52</text:p>
          </table:table-cell>
          <table:table-cell table:style-name="ce17" office:value-type="string">
            <text:p>SW3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OD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3">
            <text:p>53</text:p>
          </table:table-cell>
          <table:table-cell table:style-name="ce17" office:value-type="string">
            <text:p>SW4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RST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4">
            <text:p>54</text:p>
          </table:table-cell>
          <table:table-cell table:style-name="ce17" office:value-type="string">
            <text:p>SW4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RST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5">
            <text:p>55</text:p>
          </table:table-cell>
          <table:table-cell table:style-name="ce17" office:value-type="string">
            <text:p>SW5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ENT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6">
            <text:p>56</text:p>
          </table:table-cell>
          <table:table-cell table:style-name="ce17" office:value-type="string">
            <text:p>SW5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ENT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7">
            <text:p>57</text:p>
          </table:table-cell>
          <table:table-cell table:style-name="ce17" office:value-type="string">
            <text:p>U1</text:p>
          </table:table-cell>
          <table:table-cell table:style-name="ce17" office:value-type="string">
            <text:p>dil_16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P8DP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8">
            <text:p>58</text:p>
          </table:table-cell>
          <table:table-cell table:style-name="ce17" office:value-type="string">
            <text:p>U2</text:p>
          </table:table-cell>
          <table:table-cell table:style-name="ce17" office:value-type="string">
            <text:p>TO-220_Horizonta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8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9">
            <text:p>59</text:p>
          </table:table-cell>
          <table:table-cell table:style-name="ce17" office:value-type="string">
            <text:p>U3</text:p>
          </table:table-cell>
          <table:table-cell table:style-name="ce17" office:value-type="string">
            <text:p>dil_28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ATMEGA8-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0">
            <text:p>60</text:p>
          </table:table-cell>
          <table:table-cell table:style-name="ce17" office:value-type="string">
            <text:p>U4</text:p>
          </table:table-cell>
          <table:table-cell table:style-name="ce17" office:value-type="string">
            <text:p>DIP-24__600_EL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4HC154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1">
            <text:p>61</text:p>
          </table:table-cell>
          <table:table-cell table:style-name="ce17" office:value-type="string">
            <text:p>U6</text:p>
          </table:table-cell>
          <table:table-cell table:style-name="ce17" office:value-type="string">
            <text:p>DS3231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S3231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2">
            <text:p>62</text:p>
          </table:table-cell>
          <table:table-cell table:style-name="ce17" office:value-type="string">
            <text:p>X1</text:p>
          </table:table-cell>
          <table:table-cell table:style-name="ce17" office:value-type="string">
            <text:p>XTA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6MHz</text:p>
          </table:table-cell>
          <table:table-cell table:style-name="ce23"/>
          <table:table-cell table:number-columns-repeated="1018"/>
        </table:table-row>
        <table:table-row table:style-name="ro3">
          <table:table-cell table:number-columns-repeated="3"/>
          <table:table-cell table:formula="of:=SUM([.D4:.D65])" office:value-type="float" office:value="266">
            <text:p>266</text:p>
          </table:table-cell>
          <table:table-cell table:number-columns-repeated="1020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M_Assy" table:style-name="ta1" table:print-ranges="BoM_Assy.A1:BoM_Assy.J266">
        <office:forms form:automatic-focus="false" form:apply-design-mode="false"/>
        <table:table-column table:style-name="co10" table:default-cell-style-name="ce14"/>
        <table:table-column table:style-name="co11" table:default-cell-style-name="ce5"/>
        <table:table-column table:style-name="co12" table:visibility="collapse" table:default-cell-style-name="ce28"/>
        <table:table-column table:style-name="co13" table:visibility="collapse" table:default-cell-style-name="ce28"/>
        <table:table-column table:style-name="co14" table:visibility="collapse" table:default-cell-style-name="ce14"/>
        <table:table-column table:style-name="co15" table:visibility="collapse" table:default-cell-style-name="ce14"/>
        <table:table-column table:style-name="co16" table:default-cell-style-name="ce10"/>
        <table:table-column table:style-name="co17" table:default-cell-style-name="ce37"/>
        <table:table-column table:style-name="co18" table:default-cell-style-name="ce37"/>
        <table:table-column table:style-name="co19" table:default-cell-style-name="ce10"/>
        <table:table-column table:style-name="co5" table:number-columns-repeated="2" table:default-cell-style-name="ce10"/>
        <table:table-column table:style-name="co5" table:default-cell-style-name="ce50"/>
        <table:table-column table:style-name="co5" table:number-columns-repeated="1009" table:default-cell-style-name="ce10"/>
        <table:table-column table:style-name="co5" table:number-columns-repeated="2" table:default-cell-style-name="Default"/>
        <table:table-header-rows>
          <table:table-row table:style-name="ro4">
            <table:table-cell table:style-name="ce1" office:value-type="string">
              <text:p>BoM, for kit building assembly</text:p>
            </table:table-cell>
            <table:table-cell table:style-name="ce25"/>
            <table:table-cell table:style-name="ce27" table:number-columns-repeated="2"/>
            <table:table-cell table:style-name="ce33" table:number-columns-repeated="2"/>
            <table:table-cell table:style-name="ce20"/>
            <table:table-cell table:style-name="ce36"/>
            <table:table-cell table:style-name="ce40"/>
            <table:table-cell table:style-name="ce21" table:number-columns-repeated="3"/>
            <table:table-cell table:style-name="ce49"/>
            <table:table-cell table:style-name="ce21" table:number-columns-repeated="1009"/>
            <table:table-cell table:number-columns-repeated="2"/>
          </table:table-row>
          <table:table-row table:style-name="ro4">
            <table:table-cell table:number-columns-repeated="11"/>
            <table:table-cell office:value-type="string">
              <text:p>WORST CASE PRICES (unit qty. 1)</text:p>
            </table:table-cell>
            <table:table-cell table:number-columns-repeated="1012"/>
          </table:table-row>
          <table:table-row table:style-name="ro5">
            <table:table-cell table:style-name="ce12" office:value-type="string">
              <text:p>ref</text:p>
            </table:table-cell>
            <table:table-cell table:style-name="ce3" office:value-type="string">
              <text:p>value</text:p>
            </table:table-cell>
            <table:table-cell table:style-name="ce29" office:value-type="string">
              <text:p>Position X</text:p>
            </table:table-cell>
            <table:table-cell table:style-name="ce29" office:value-type="string">
              <text:p>Position Y</text:p>
            </table:table-cell>
            <table:table-cell table:style-name="ce12" office:value-type="string">
              <text:p>Orientation</text:p>
            </table:table-cell>
            <table:table-cell table:style-name="ce12" office:value-type="string">
              <text:p>Layer</text:p>
            </table:table-cell>
            <table:table-cell table:style-name="ce16" office:value-type="string">
              <text:p>Vendor</text:p>
            </table:table-cell>
            <table:table-cell table:style-name="ce16" office:value-type="string">
              <text:p>Vendor P/N</text:p>
            </table:table-cell>
            <table:table-cell table:style-name="ce41" office:value-type="string">
              <text:p>NOTE1</text:p>
            </table:table-cell>
            <table:table-cell table:style-name="ce41" office:value-type="string">
              <text:p>NOTE 2</text:p>
            </table:table-cell>
            <table:table-cell table:style-name="ce41" office:value-type="string">
              <text:p>MODULE</text:p>
            </table:table-cell>
            <table:table-cell table:style-name="ce41" office:value-type="string">
              <text:p>QTY</text:p>
            </table:table-cell>
            <table:table-cell table:style-name="ce51" office:value-type="string">
              <text:p>RATE</text:p>
            </table:table-cell>
            <table:table-cell table:style-name="ce41" office:value-type="string">
              <text:p>AMOUNT</text:p>
            </table:table-cell>
            <table:table-cell table:number-columns-repeated="1010"/>
          </table:table-row>
        </table:table-header-rows>
        <table:table-row table:style-name="ro5">
          <table:table-cell table:style-name="ce13" office:value-type="string">
            <text:p>BT1</text:p>
          </table:table-cell>
          <table:table-cell table:style-name="ce7" office:value-type="string">
            <text:p>BATT_RTC</text:p>
          </table:table-cell>
          <table:table-cell table:style-name="ce30" office:value-type="float" office:value="6.34">
            <text:p>6.3400</text:p>
          </table:table-cell>
          <table:table-cell table:style-name="ce30" office:value-type="float" office:value="1.855">
            <text:p>1.85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17" office:value-type="string">
            <text:p>3003K-ND</text:p>
          </table:table-cell>
          <table:table-cell table:style-name="ce17"/>
          <table:table-cell table:style-name="ce23" office:value-type="string">
            <text:p>Battery Socket</text:p>
          </table:table-cell>
          <table:table-cell table:style-name="ce17" office:value-type="string">
            <text:p>CR2032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4]*[.M4]" office:value-type="currency" office:currency="USD" office:value="0.59">
            <text:p>$0.5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3V CR2032 Battery</text:p>
          </table:table-cell>
          <table:table-cell table:style-name="ce30" table:number-columns-repeated="3"/>
          <table:table-cell table:style-name="ce19"/>
          <table:table-cell table:style-name="ce17" office:value-type="string">
            <text:p><text:a xlink:href="http://search.digikey.com/us/en/products/CR2032/P189-ND/31939">DigiKey</text:a></text:p>
          </table:table-cell>
          <table:table-cell table:style-name="ce17" office:value-type="string">
            <text:p>P189-ND</text:p>
          </table:table-cell>
          <table:table-cell table:style-name="ce17"/>
          <table:table-cell table:style-name="ce23" office:value-type="string">
            <text:p>LR2032 Coin Battery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28">
            <text:p>$0.28</text:p>
          </table:table-cell>
          <table:table-cell table:formula="of:=[.L5]*[.M5]" office:value-type="currency" office:currency="USD" office:value="0.28">
            <text:p>$0.2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C1,C2,C8</text:p>
          </table:table-cell>
          <table:table-cell table:style-name="ce26" office:value-type="string">
            <text:p>100u</text:p>
          </table:table-cell>
          <table:table-cell table:style-name="ce31" office:value-type="float" office:value="1.7975">
            <text:p>1.7975</text:p>
          </table:table-cell>
          <table:table-cell table:style-name="ce31" office:value-type="float" office:value="9.0375">
            <text:p>9.0375</text:p>
          </table:table-cell>
          <table:table-cell table:style-name="ce34" office:value-type="float" office:value="180">
            <text:p>18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ECE-A1CKA101/P833-ND/44757">DigiKey</text:a></text:p>
          </table:table-cell>
          <table:table-cell table:style-name="ce35" office:value-type="string">
            <text:p>P833-ND</text:p>
          </table:table-cell>
          <table:table-cell table:style-name="ce42"/>
          <table:table-cell table:style-name="ce43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office:value-type="float" office:value="3">
            <text:p>3</text:p>
          </table:table-cell>
          <table:table-cell office:value-type="currency" office:currency="USD" office:value="0.25">
            <text:p>$0.25</text:p>
          </table:table-cell>
          <table:table-cell table:formula="of:=[.L6]*[.M6]" office:value-type="currency" office:currency="USD" office:value="0.75">
            <text:p>$0.75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2</text:p>
          </table:table-cell>
          <table:table-cell table:style-name="ce26" office:value-type="string">
            <text:p>100u</text:p>
          </table:table-cell>
          <table:table-cell table:style-name="ce31" office:value-type="float" office:value="7.0775">
            <text:p>7.0775</text:p>
          </table:table-cell>
          <table:table-cell table:style-name="ce31" office:value-type="float" office:value="8.88">
            <text:p>8.8800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ECE-A1CKA101/P833-ND/44757">DigiKey</text:a></text:p>
          </table:table-cell>
          <table:table-cell table:style-name="ce35" office:value-type="string">
            <text:p>P833-ND</text:p>
          </table:table-cell>
          <table:table-cell table:style-name="ce42"/>
          <table:table-cell table:style-name="ce43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table:number-columns-repeated="2"/>
          <table:table-cell table:formula="of:=[.L7]*[.M7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C3,C4,C5,C6,C7,C9,C10</text:p>
          </table:table-cell>
          <table:table-cell table:style-name="ce7" office:value-type="string">
            <text:p>100n</text:p>
          </table:table-cell>
          <table:table-cell table:style-name="ce30" office:value-type="float" office:value="3.645">
            <text:p>3.6450</text:p>
          </table:table-cell>
          <table:table-cell table:style-name="ce30" office:value-type="float" office:value="9.16">
            <text:p>9.1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office:value-type="float" office:value="7">
            <text:p>7</text:p>
          </table:table-cell>
          <table:table-cell office:value-type="currency" office:currency="USD" office:value="0.22">
            <text:p>$0.22</text:p>
          </table:table-cell>
          <table:table-cell table:formula="of:=[.L8]*[.M8]" office:value-type="currency" office:currency="USD" office:value="1.54">
            <text:p>$1.54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4</text:p>
          </table:table-cell>
          <table:table-cell table:style-name="ce7" office:value-type="string">
            <text:p>100n</text:p>
          </table:table-cell>
          <table:table-cell table:style-name="ce30" office:value-type="float" office:value="6.5075">
            <text:p>6.5075</text:p>
          </table:table-cell>
          <table:table-cell table:style-name="ce30" office:value-type="float" office:value="9.03">
            <text:p>9.03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9]*[.M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5</text:p>
          </table:table-cell>
          <table:table-cell table:style-name="ce7" office:value-type="string">
            <text:p>100n</text:p>
          </table:table-cell>
          <table:table-cell table:style-name="ce30" office:value-type="float" office:value="1.4625">
            <text:p>1.4625</text:p>
          </table:table-cell>
          <table:table-cell table:style-name="ce30" office:value-type="float" office:value="2.125">
            <text:p>2.12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0]*[.M1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6</text:p>
          </table:table-cell>
          <table:table-cell table:style-name="ce7" office:value-type="string">
            <text:p>100n</text:p>
          </table:table-cell>
          <table:table-cell table:style-name="ce30" office:value-type="float" office:value="5.8325">
            <text:p>5.8325</text:p>
          </table:table-cell>
          <table:table-cell table:style-name="ce30" office:value-type="float" office:value="9.5175">
            <text:p>9.517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1]*[.M1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7</text:p>
          </table:table-cell>
          <table:table-cell table:style-name="ce7" office:value-type="string">
            <text:p>100n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9.245">
            <text:p>9.24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FTDI Reset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2]*[.M1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8</text:p>
          </table:table-cell>
          <table:table-cell table:style-name="ce7" office:value-type="string">
            <text:p>100u</text:p>
          </table:table-cell>
          <table:table-cell table:style-name="ce30" office:value-type="float" office:value="6.695">
            <text:p>6.6950</text:p>
          </table:table-cell>
          <table:table-cell table:style-name="ce30" office:value-type="float" office:value="8.88">
            <text:p>8.88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ECE-A1CKA101/P833-ND/44757">DigiKey</text:a></text:p>
          </table:table-cell>
          <table:table-cell table:style-name="ce17" office:value-type="string">
            <text:p>P833-ND</text:p>
          </table:table-cell>
          <table:table-cell table:style-name="ce17"/>
          <table:table-cell table:style-name="ce43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table:number-columns-repeated="2"/>
          <table:table-cell table:formula="of:=[.L13]*[.M1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9</text:p>
          </table:table-cell>
          <table:table-cell table:style-name="ce7" office:value-type="string">
            <text:p>100n</text:p>
          </table:table-cell>
          <table:table-cell table:style-name="ce30" office:value-type="float" office:value="6.8925">
            <text:p>6.8925</text:p>
          </table:table-cell>
          <table:table-cell table:style-name="ce30" office:value-type="float" office:value="9.03">
            <text:p>9.03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4]*[.M1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10</text:p>
          </table:table-cell>
          <table:table-cell table:style-name="ce7" office:value-type="string">
            <text:p>100n</text:p>
          </table:table-cell>
          <table:table-cell table:style-name="ce30" office:value-type="float" office:value="6.865">
            <text:p>6.8650</text:p>
          </table:table-cell>
          <table:table-cell table:style-name="ce30" office:value-type="float" office:value="2.105">
            <text:p>2.10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5]*[.M15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D1 to D128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office:value-type="float" office:value="128">
            <text:p>128</text:p>
          </table:table-cell>
          <table:table-cell office:value-type="currency" office:currency="USD" office:value="0.2">
            <text:p>$0.20</text:p>
          </table:table-cell>
          <table:table-cell table:formula="of:=[.L16]*[.M16]" office:value-type="currency" office:currency="USD" office:value="25.6">
            <text:p>$25.6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7]*[.M1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8]*[.M1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9]*[.M1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0]*[.M2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1]*[.M2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2]*[.M2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3]*[.M2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4]*[.M2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5]*[.M2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6]*[.M2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7]*[.M2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3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8]*[.M2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4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9]*[.M2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5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0]*[.M3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6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1]*[.M3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7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2]*[.M3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8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3]*[.M3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9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4]*[.M3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0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5]*[.M3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1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6]*[.M3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2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7]*[.M3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3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8]*[.M3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4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9]*[.M3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5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0]*[.M4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6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1]*[.M4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7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2]*[.M4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8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3]*[.M4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9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4]*[.M4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0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5]*[.M4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1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6]*[.M4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2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7]*[.M4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3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8]*[.M4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4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9]*[.M4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5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0]*[.M5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6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1]*[.M5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7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2]*[.M5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8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3]*[.M5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9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4]*[.M5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0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5]*[.M5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1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6]*[.M5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2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7]*[.M5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3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8]*[.M5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4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9]*[.M5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5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0]*[.M6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6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1]*[.M6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7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2]*[.M6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8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3]*[.M6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9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4]*[.M6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0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5]*[.M6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1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6]*[.M6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2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7]*[.M6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3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8]*[.M6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4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9]*[.M6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5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0]*[.M7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6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1]*[.M7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7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2]*[.M7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8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3]*[.M7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9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4]*[.M7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0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5]*[.M7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1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6]*[.M7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2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7]*[.M7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3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8]*[.M7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4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9]*[.M7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5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0]*[.M8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6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1]*[.M8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7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2]*[.M8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8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3]*[.M8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9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4]*[.M8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0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5]*[.M8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1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6]*[.M8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2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7]*[.M8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3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8]*[.M8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4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9]*[.M8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5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0]*[.M9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6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1]*[.M9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7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2]*[.M9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8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3]*[.M9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9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4]*[.M9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0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5]*[.M9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1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6]*[.M9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2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7]*[.M9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3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8]*[.M9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4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9]*[.M9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5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0]*[.M10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6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1]*[.M10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7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2]*[.M10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8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3]*[.M10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9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4]*[.M10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0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5]*[.M10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1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6]*[.M10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2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7]*[.M10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3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8]*[.M10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4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9]*[.M10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5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0]*[.M11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6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1]*[.M11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7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2]*[.M11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8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3]*[.M11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9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4]*[.M11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0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5]*[.M11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1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6]*[.M11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2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7]*[.M11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3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8]*[.M11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4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9]*[.M11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5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0]*[.M12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6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1]*[.M12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7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2]*[.M12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8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3]*[.M12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9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4]*[.M12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0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5]*[.M12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1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6]*[.M12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2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7]*[.M12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3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8]*[.M12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4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9]*[.M12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5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0]*[.M13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6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1]*[.M13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7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2]*[.M13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8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3]*[.M13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9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4]*[.M13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0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5]*[.M13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1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6]*[.M13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2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7]*[.M13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3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8]*[.M13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4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9]*[.M13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5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0]*[.M14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6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1]*[.M14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7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2]*[.M14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8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3]*[.M143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D258</text:p>
          </table:table-cell>
          <table:table-cell table:style-name="ce7" office:value-type="string">
            <text:p>DBG</text:p>
          </table:table-cell>
          <table:table-cell table:style-name="ce30" office:value-type="float" office:value="3.54">
            <text:p>3.5400</text:p>
          </table:table-cell>
          <table:table-cell table:style-name="ce30" office:value-type="float" office:value="9.8">
            <text:p>9.8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MV8112/1080-1134-ND/2675625">DigiKey</text:a></text:p>
          </table:table-cell>
          <table:table-cell table:style-name="ce17" office:value-type="string">
            <text:p>1080-1134-ND</text:p>
          </table:table-cell>
          <table:table-cell table:style-name="ce17"/>
          <table:table-cell table:style-name="ce23" office:value-type="string">
            <text:p>Debug LED, 3mm or 5mm LED, any Color</text:p>
          </table:table-cell>
          <table:table-cell table:style-name="ce17" office:value-type="string">
            <text:p>led_5mm_blue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144]*[.M144]" office:value-type="currency" office:currency="USD" office:value="0.41">
            <text:p>$0.41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D260</text:p>
          </table:table-cell>
          <table:table-cell table:style-name="ce7" office:value-type="string">
            <text:p>PWR</text:p>
          </table:table-cell>
          <table:table-cell table:style-name="ce30" office:value-type="float" office:value="4.23">
            <text:p>4.2300</text:p>
          </table:table-cell>
          <table:table-cell table:style-name="ce30" office:value-type="float" office:value="1.81">
            <text:p>1.8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MV8112/1080-1134-ND/2675625">DigiKey</text:a></text:p>
          </table:table-cell>
          <table:table-cell table:style-name="ce17" office:value-type="string">
            <text:p>1080-1134-ND</text:p>
          </table:table-cell>
          <table:table-cell table:style-name="ce17"/>
          <table:table-cell table:style-name="ce23" office:value-type="string">
            <text:p>Power On LED, 3mm or 5mm LED, any Color</text:p>
          </table:table-cell>
          <table:table-cell table:style-name="ce17" office:value-type="string">
            <text:p>led_5mm_blue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145]*[.M145]" office:value-type="currency" office:currency="USD" office:value="0.41">
            <text:p>$0.41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J1</text:p>
          </table:table-cell>
          <table:table-cell table:style-name="ce7" office:value-type="string">
            <text:p>V_IN</text:p>
          </table:table-cell>
          <table:table-cell table:style-name="ce30" office:value-type="float" office:value="7.19">
            <text:p>7.1900</text:p>
          </table:table-cell>
          <table:table-cell table:style-name="ce30" office:value-type="float" office:value="9.48">
            <text:p>9.48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UX60-MB-5S8/H2960CT-ND/597539">DigiKey</text:a></text:p>
          </table:table-cell>
          <table:table-cell table:style-name="ce17" office:value-type="string">
            <text:p>H2960CT-ND</text:p>
          </table:table-cell>
          <table:table-cell table:style-name="ce17"/>
          <table:table-cell table:style-name="ce23" office:value-type="string">
            <text:p>USB-Mini Socket</text:p>
          </table:table-cell>
          <table:table-cell table:style-name="ce17" office:value-type="string">
            <text:p>con-hirose-UX60-MB-5S8</text:p>
          </table:table-cell>
          <table:table-cell office:value-type="float" office:value="1">
            <text:p>1</text:p>
          </table:table-cell>
          <table:table-cell office:value-type="currency" office:currency="USD" office:value="1.25">
            <text:p>$1.25</text:p>
          </table:table-cell>
          <table:table-cell table:formula="of:=[.L146]*[.M146]" office:value-type="currency" office:currency="USD" office:value="1.25">
            <text:p>$1.25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1</text:p>
          </table:table-cell>
          <table:table-cell table:style-name="ce7" office:value-type="string">
            <text:p>PWR</text:p>
          </table:table-cell>
          <table:table-cell table:style-name="ce30" office:value-type="float" office:value="2.3">
            <text:p>2.3000</text:p>
          </table:table-cell>
          <table:table-cell table:style-name="ce30" office:value-type="float" office:value="9.7">
            <text:p>9.7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3 pin, for PWR_SEL</text:p>
          </table:table-cell>
          <table:table-cell table:style-name="ce17" office:value-type="string">
            <text:p>SEL</text:p>
          </table:table-cell>
          <table:table-cell office:value-type="float" office:value="1">
            <text:p>1</text:p>
          </table:table-cell>
          <table:table-cell table:formula="of:=(3.11/50)*3" office:value-type="currency" office:currency="USD" office:value="0.1866">
            <text:p>$0.19</text:p>
          </table:table-cell>
          <table:table-cell table:formula="of:=[.L147]*[.M147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/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23" office:value-type="string">
            <text:p>Jumper socket for PWR_SEL K1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48]*[.M148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2</text:p>
          </table:table-cell>
          <table:table-cell table:style-name="ce7" office:value-type="string">
            <text:p>LED_ENABLE</text:p>
          </table:table-cell>
          <table:table-cell table:style-name="ce30" office:value-type="float" office:value="2.3">
            <text:p>2.3000</text:p>
          </table:table-cell>
          <table:table-cell table:style-name="ce30" office:value-type="float" office:value="9.5">
            <text:p>9.5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3 pin, for LED_ENABLE</text:p>
          </table:table-cell>
          <table:table-cell table:style-name="ce17" office:value-type="string">
            <text:p>pin_strip_3</text:p>
          </table:table-cell>
          <table:table-cell office:value-type="float" office:value="1">
            <text:p>1</text:p>
          </table:table-cell>
          <table:table-cell table:formula="of:=(3.11/50)*3" office:value-type="currency" office:currency="USD" office:value="0.1866">
            <text:p>$0.19</text:p>
          </table:table-cell>
          <table:table-cell table:formula="of:=[.L149]*[.M149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/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23" office:value-type="string">
            <text:p>Jumper socket for LED_ENABLE K2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0]*[.M150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4</text:p>
          </table:table-cell>
          <table:table-cell table:style-name="ce7" office:value-type="string">
            <text:p>SCL</text:p>
          </table:table-cell>
          <table:table-cell table:style-name="ce30" office:value-type="float" office:value="7.12">
            <text:p>7.1200</text:p>
          </table:table-cell>
          <table:table-cell table:style-name="ce30" office:value-type="float" office:value="2.01">
            <text:p>2.01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2 pin, Link for INT, OPEN for EXT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table:formula="of:=(3.11/50)*2" office:value-type="currency" office:currency="USD" office:value="0.1244">
            <text:p>$0.12</text:p>
          </table:table-cell>
          <table:table-cell table:formula="of:=[.L151]*[.M151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2">
          <table:table-cell table:style-name="ce13" office:value-type="string">
            <text:p>*</text:p>
          </table:table-cell>
          <table:table-cell table:style-name="ce7"/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23" office:value-type="string">
            <text:p>Jumper socket for SCL, K4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2]*[.M152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5</text:p>
          </table:table-cell>
          <table:table-cell table:style-name="ce7" office:value-type="string">
            <text:p>SDA</text:p>
          </table:table-cell>
          <table:table-cell table:style-name="ce30" office:value-type="float" office:value="7.12">
            <text:p>7.1200</text:p>
          </table:table-cell>
          <table:table-cell table:style-name="ce30" office:value-type="float" office:value="1.86">
            <text:p>1.86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2 pin, Link for INT, OPEN for EXT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table:formula="of:=(3.11/50)*2" office:value-type="currency" office:currency="USD" office:value="0.1244">
            <text:p>$0.12</text:p>
          </table:table-cell>
          <table:table-cell table:formula="of:=[.L153]*[.M153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2">
          <table:table-cell table:style-name="ce13" office:value-type="string">
            <text:p>*</text:p>
          </table:table-cell>
          <table:table-cell table:style-name="ce7"/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23" office:value-type="string">
            <text:p>Jumper socket for SDL, K5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4]*[.M154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7</text:p>
          </table:table-cell>
          <table:table-cell table:style-name="ce7" office:value-type="string">
            <text:p>FTDI</text:p>
          </table:table-cell>
          <table:table-cell table:style-name="ce30" office:value-type="float" office:value="1.75">
            <text:p>1.7500</text:p>
          </table:table-cell>
          <table:table-cell table:style-name="ce30" office:value-type="float" office:value="9.5">
            <text:p>9.50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ack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6 pin, for FTDI</text:p>
          </table:table-cell>
          <table:table-cell table:style-name="ce17" office:value-type="string">
            <text:p>pin_strip_6</text:p>
          </table:table-cell>
          <table:table-cell office:value-type="float" office:value="1">
            <text:p>1</text:p>
          </table:table-cell>
          <table:table-cell table:formula="of:=(3.11/50)*6" office:value-type="currency" office:currency="USD" office:value="0.3732">
            <text:p>$0.37</text:p>
          </table:table-cell>
          <table:table-cell table:formula="of:=[.L155]*[.M155]" office:value-type="currency" office:currency="USD" office:value="0.3732">
            <text:p>$0.37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Q1 to Q17</text:p>
          </table:table-cell>
          <table:table-cell table:style-name="ce7" office:value-type="string">
            <text:p>2N5401</text:p>
          </table:table-cell>
          <table:table-cell table:style-name="ce30" office:value-type="float" office:value="6.835">
            <text:p>6.835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office:value-type="float" office:value="17">
            <text:p>17</text:p>
          </table:table-cell>
          <table:table-cell office:value-type="currency" office:currency="USD" office:value="0.54">
            <text:p>$0.54</text:p>
          </table:table-cell>
          <table:table-cell table:formula="of:=[.L156]*[.M156]" office:value-type="currency" office:currency="USD" office:value="9.18">
            <text:p>$9.18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2</text:p>
          </table:table-cell>
          <table:table-cell table:style-name="ce7" office:value-type="string">
            <text:p>2N5401</text:p>
          </table:table-cell>
          <table:table-cell table:style-name="ce30" office:value-type="float" office:value="6.515">
            <text:p>6.515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7]*[.M15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3</text:p>
          </table:table-cell>
          <table:table-cell table:style-name="ce7" office:value-type="string">
            <text:p>2N5401</text:p>
          </table:table-cell>
          <table:table-cell table:style-name="ce30" office:value-type="float" office:value="6.18">
            <text:p>6.18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8]*[.M15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4</text:p>
          </table:table-cell>
          <table:table-cell table:style-name="ce7" office:value-type="string">
            <text:p>2N5401</text:p>
          </table:table-cell>
          <table:table-cell table:style-name="ce30" office:value-type="float" office:value="5.82">
            <text:p>5.82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9]*[.M15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5</text:p>
          </table:table-cell>
          <table:table-cell table:style-name="ce7" office:value-type="string">
            <text:p>2N5401</text:p>
          </table:table-cell>
          <table:table-cell table:style-name="ce30" office:value-type="float" office:value="5.46">
            <text:p>5.46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0]*[.M16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6</text:p>
          </table:table-cell>
          <table:table-cell table:style-name="ce7" office:value-type="string">
            <text:p>2N5401</text:p>
          </table:table-cell>
          <table:table-cell table:style-name="ce30" office:value-type="float" office:value="5.1">
            <text:p>5.10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1]*[.M16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7</text:p>
          </table:table-cell>
          <table:table-cell table:style-name="ce7" office:value-type="string">
            <text:p>2N5401</text:p>
          </table:table-cell>
          <table:table-cell table:style-name="ce30" office:value-type="float" office:value="4.74">
            <text:p>4.74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2]*[.M16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8</text:p>
          </table:table-cell>
          <table:table-cell table:style-name="ce7" office:value-type="string">
            <text:p>2N5401</text:p>
          </table:table-cell>
          <table:table-cell table:style-name="ce30" office:value-type="float" office:value="4.38">
            <text:p>4.38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3]*[.M16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9</text:p>
          </table:table-cell>
          <table:table-cell table:style-name="ce7" office:value-type="string">
            <text:p>2N5401</text:p>
          </table:table-cell>
          <table:table-cell table:style-name="ce30" office:value-type="float" office:value="4.02">
            <text:p>4.02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4]*[.M16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0</text:p>
          </table:table-cell>
          <table:table-cell table:style-name="ce7" office:value-type="string">
            <text:p>2N5401</text:p>
          </table:table-cell>
          <table:table-cell table:style-name="ce30" office:value-type="float" office:value="3.66">
            <text:p>3.66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5]*[.M16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1</text:p>
          </table:table-cell>
          <table:table-cell table:style-name="ce7" office:value-type="string">
            <text:p>2N5401</text:p>
          </table:table-cell>
          <table:table-cell table:style-name="ce30" office:value-type="float" office:value="3.3">
            <text:p>3.30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6]*[.M16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2</text:p>
          </table:table-cell>
          <table:table-cell table:style-name="ce7" office:value-type="string">
            <text:p>2N5401</text:p>
          </table:table-cell>
          <table:table-cell table:style-name="ce30" office:value-type="float" office:value="2.94">
            <text:p>2.94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7]*[.M16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3</text:p>
          </table:table-cell>
          <table:table-cell table:style-name="ce7" office:value-type="string">
            <text:p>2N5401</text:p>
          </table:table-cell>
          <table:table-cell table:style-name="ce30" office:value-type="float" office:value="2.58">
            <text:p>2.58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8]*[.M16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4</text:p>
          </table:table-cell>
          <table:table-cell table:style-name="ce7" office:value-type="string">
            <text:p>2N5401</text:p>
          </table:table-cell>
          <table:table-cell table:style-name="ce30" office:value-type="float" office:value="2.22">
            <text:p>2.22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9]*[.M16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5</text:p>
          </table:table-cell>
          <table:table-cell table:style-name="ce7" office:value-type="string">
            <text:p>2N5401</text:p>
          </table:table-cell>
          <table:table-cell table:style-name="ce30" office:value-type="float" office:value="1.9">
            <text:p>1.90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0]*[.M17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6</text:p>
          </table:table-cell>
          <table:table-cell table:style-name="ce7" office:value-type="string">
            <text:p>2N5401</text:p>
          </table:table-cell>
          <table:table-cell table:style-name="ce30" office:value-type="float" office:value="1.66">
            <text:p>1.66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1]*[.M17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7</text:p>
          </table:table-cell>
          <table:table-cell table:style-name="ce7" office:value-type="string">
            <text:p>2N5401</text:p>
          </table:table-cell>
          <table:table-cell table:style-name="ce30" office:value-type="float" office:value="3.05">
            <text:p>3.0500</text:p>
          </table:table-cell>
          <table:table-cell table:style-name="ce30" office:value-type="float" office:value="1.855">
            <text:p>1.85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2]*[.M172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1 to R16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6.76">
            <text:p>6.7600</text:p>
          </table:table-cell>
          <table:table-cell table:style-name="ce30" office:value-type="float" office:value="8.7">
            <text:p>8.70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office:value-type="float" office:value="16">
            <text:p>16</text:p>
          </table:table-cell>
          <table:table-cell office:value-type="currency" office:currency="USD" office:value="0.09">
            <text:p>$0.09</text:p>
          </table:table-cell>
          <table:table-cell table:formula="of:=[.L173]*[.M173]" office:value-type="currency" office:currency="USD" office:value="1.44">
            <text:p>$1.44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6.63">
            <text:p>6.63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4]*[.M17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6.295">
            <text:p>6.295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5]*[.M17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4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5.95">
            <text:p>5.9500</text:p>
          </table:table-cell>
          <table:table-cell table:style-name="ce30" office:value-type="float" office:value="8.555">
            <text:p>8.55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6]*[.M17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5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5.59">
            <text:p>5.59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7]*[.M17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6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5.23">
            <text:p>5.23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8]*[.M17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7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4.87">
            <text:p>4.87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9]*[.M17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8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4.51">
            <text:p>4.5100</text:p>
          </table:table-cell>
          <table:table-cell table:style-name="ce30" office:value-type="float" office:value="8.55">
            <text:p>8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0]*[.M18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9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4.15">
            <text:p>4.15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1]*[.M18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0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3.79">
            <text:p>3.79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2]*[.M18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1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3.43">
            <text:p>3.43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3]*[.M18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2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3.07">
            <text:p>3.07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4]*[.M18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3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2.71">
            <text:p>2.71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5]*[.M18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4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2.35">
            <text:p>2.35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6]*[.M18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5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2.015">
            <text:p>2.015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7]*[.M18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6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1.965">
            <text:p>1.9650</text:p>
          </table:table-cell>
          <table:table-cell table:style-name="ce30" office:value-type="float" office:value="8.75">
            <text:p>8.7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8]*[.M188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17,R18,R19,R22,R23,R31,R36,R37,R38</text:p>
          </table:table-cell>
          <table:table-cell table:style-name="ce7" office:value-type="string">
            <text:p>10k</text:p>
          </table:table-cell>
          <table:table-cell table:style-name="ce30" office:value-type="float" office:value="1.8725">
            <text:p>1.8725</text:p>
          </table:table-cell>
          <table:table-cell table:style-name="ce30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9">
            <text:p>9</text:p>
          </table:table-cell>
          <table:table-cell office:value-type="currency" office:currency="USD" office:value="0.09">
            <text:p>$0.09</text:p>
          </table:table-cell>
          <table:table-cell table:formula="of:=[.L189]*[.M189]" office:value-type="currency" office:currency="USD" office:value="0.81">
            <text:p>$0.81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8</text:p>
          </table:table-cell>
          <table:table-cell table:style-name="ce7" office:value-type="string">
            <text:p>10k</text:p>
          </table:table-cell>
          <table:table-cell table:style-name="ce30" office:value-type="float" office:value="2.4725">
            <text:p>2.4725</text:p>
          </table:table-cell>
          <table:table-cell table:style-name="ce30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0]*[.M19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9</text:p>
          </table:table-cell>
          <table:table-cell table:style-name="ce7" office:value-type="string">
            <text:p>10k</text:p>
          </table:table-cell>
          <table:table-cell table:style-name="ce30" office:value-type="float" office:value="3.0725">
            <text:p>3.0725</text:p>
          </table:table-cell>
          <table:table-cell table:style-name="ce30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1]*[.M191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20,R21</text:p>
          </table:table-cell>
          <table:table-cell table:style-name="ce7" office:value-type="string">
            <text:p>4k7</text:p>
          </table:table-cell>
          <table:table-cell table:style-name="ce30" office:value-type="float" office:value="4.05">
            <text:p>4.0500</text:p>
          </table:table-cell>
          <table:table-cell table:style-name="ce30" office:value-type="float" office:value="9.75">
            <text:p>9.7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4K70/CF18JT4K70CT-ND/2022758">DigiKey</text:a></text:p>
          </table:table-cell>
          <table:table-cell table:style-name="ce17" office:value-type="string">
            <text:p>CF18JT4K7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2">
            <text:p>2</text:p>
          </table:table-cell>
          <table:table-cell office:value-type="currency" office:currency="USD" office:value="0.09">
            <text:p>$0.09</text:p>
          </table:table-cell>
          <table:table-cell table:formula="of:=[.L192]*[.M192]" office:value-type="currency" office:currency="USD" office:value="0.18">
            <text:p>$0.18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1</text:p>
          </table:table-cell>
          <table:table-cell table:style-name="ce7" office:value-type="string">
            <text:p>4k7</text:p>
          </table:table-cell>
          <table:table-cell table:style-name="ce30" office:value-type="float" office:value="4.05">
            <text:p>4.0500</text:p>
          </table:table-cell>
          <table:table-cell table:style-name="ce30" office:value-type="float" office:value="9.87">
            <text:p>9.87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4K70/CF18JT4K70CT-ND/2022758">DigiKey</text:a></text:p>
          </table:table-cell>
          <table:table-cell table:style-name="ce17" office:value-type="string">
            <text:p>CF18JT4K7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3]*[.M19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2</text:p>
          </table:table-cell>
          <table:table-cell table:style-name="ce7" office:value-type="string">
            <text:p>10k</text:p>
          </table:table-cell>
          <table:table-cell table:style-name="ce30" office:value-type="float" office:value="3.99">
            <text:p>3.9900</text:p>
          </table:table-cell>
          <table:table-cell table:style-name="ce30" office:value-type="float" office:value="9.16">
            <text:p>9.16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4]*[.M19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3</text:p>
          </table:table-cell>
          <table:table-cell table:style-name="ce7" office:value-type="string">
            <text:p>10k</text:p>
          </table:table-cell>
          <table:table-cell table:style-name="ce30" office:value-type="float" office:value="3.6725">
            <text:p>3.6725</text:p>
          </table:table-cell>
          <table:table-cell table:style-name="ce30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5]*[.M195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24,R25,R26</text:p>
          </table:table-cell>
          <table:table-cell table:style-name="ce7" office:value-type="string">
            <text:p>1k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2.2625">
            <text:p>2.262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3">
            <text:p>3</text:p>
          </table:table-cell>
          <table:table-cell office:value-type="currency" office:currency="USD" office:value="0.09">
            <text:p>$0.09</text:p>
          </table:table-cell>
          <table:table-cell table:formula="of:=[.L196]*[.M196]" office:value-type="currency" office:currency="USD" office:value="0.27">
            <text:p>$0.27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5</text:p>
          </table:table-cell>
          <table:table-cell table:style-name="ce7" office:value-type="string">
            <text:p>1k</text:p>
          </table:table-cell>
          <table:table-cell table:style-name="ce30" office:value-type="float" office:value="3.09">
            <text:p>3.0900</text:p>
          </table:table-cell>
          <table:table-cell table:style-name="ce30" office:value-type="float" office:value="9.85">
            <text:p>9.8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7]*[.M19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6</text:p>
          </table:table-cell>
          <table:table-cell table:style-name="ce7" office:value-type="string">
            <text:p>1k</text:p>
          </table:table-cell>
          <table:table-cell table:style-name="ce30" office:value-type="float" office:value="4.05">
            <text:p>4.0500</text:p>
          </table:table-cell>
          <table:table-cell table:style-name="ce30" office:value-type="float" office:value="1.96">
            <text:p>1.96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8]*[.M198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30</text:p>
          </table:table-cell>
          <table:table-cell table:style-name="ce7" office:value-type="string">
            <text:p>100E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2.3525">
            <text:p>2.352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1">
            <text:p>1</text:p>
          </table:table-cell>
          <table:table-cell office:value-type="currency" office:currency="USD" office:value="0.09">
            <text:p>$0.09</text:p>
          </table:table-cell>
          <table:table-cell table:formula="of:=[.L199]*[.M199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1</text:p>
          </table:table-cell>
          <table:table-cell table:style-name="ce7" office:value-type="string">
            <text:p>10K</text:p>
          </table:table-cell>
          <table:table-cell table:style-name="ce30" office:value-type="float" office:value="3.7075">
            <text:p>3.7075</text:p>
          </table:table-cell>
          <table:table-cell table:style-name="ce30" office:value-type="float" office:value="2.36">
            <text:p>2.3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0]*[.M200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32</text:p>
          </table:table-cell>
          <table:table-cell table:style-name="ce7" office:value-type="string">
            <text:p>LDR SOCKET</text:p>
          </table:table-cell>
          <table:table-cell table:style-name="ce30" office:value-type="float" office:value="5.1">
            <text:p>5.1000</text:p>
          </table:table-cell>
          <table:table-cell table:style-name="ce30" office:value-type="float" office:value="1.22">
            <text:p>1.22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5-534206-1/A32932-ND/1093003">DigiKey</text:a></text:p>
          </table:table-cell>
          <table:table-cell table:style-name="ce17" office:value-type="string">
            <text:p>A32932-ND</text:p>
          </table:table-cell>
          <table:table-cell table:style-name="ce17"/>
          <table:table-cell table:style-name="ce23" office:value-type="string">
            <text:p>Socket header, 2 pin, for LDR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currency" office:currency="USD" office:value="1.07">
            <text:p>$1.07</text:p>
          </table:table-cell>
          <table:table-cell table:formula="of:=[.L201]*[.M201]" office:value-type="currency" office:currency="USD" office:value="1.07">
            <text:p>$1.07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--</text:p>
          </table:table-cell>
          <table:table-cell table:style-name="ce7" office:value-type="string">
            <text:p>LDR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PDV-P9007/PDV-P9007-ND/480624">DigiKey</text:a></text:p>
          </table:table-cell>
          <table:table-cell table:style-name="ce17" office:value-type="string">
            <text:p>PDV-P9007-ND</text:p>
          </table:table-cell>
          <table:table-cell table:style-name="ce17"/>
          <table:table-cell table:style-name="ce23" office:value-type="string">
            <text:p>LDR, 10k to 100k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1.51">
            <text:p>$1.51</text:p>
          </table:table-cell>
          <table:table-cell table:formula="of:=[.L202]*[.M202]" office:value-type="currency" office:currency="USD" office:value="1.51">
            <text:p>$1.51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33,R35</text:p>
          </table:table-cell>
          <table:table-cell table:style-name="ce7" office:value-type="string">
            <text:p>680E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2.445">
            <text:p>2.445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680R/CF18JT680RCT-ND/2022738">DigiKey</text:a></text:p>
          </table:table-cell>
          <table:table-cell table:style-name="ce17" office:value-type="string">
            <text:p>CF18JT68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2">
            <text:p>2</text:p>
          </table:table-cell>
          <table:table-cell office:value-type="currency" office:currency="USD" office:value="0.09">
            <text:p>$0.09</text:p>
          </table:table-cell>
          <table:table-cell table:formula="of:=[.L203]*[.M203]" office:value-type="currency" office:currency="USD" office:value="0.18">
            <text:p>$0.1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34</text:p>
          </table:table-cell>
          <table:table-cell table:style-name="ce7" office:value-type="string">
            <text:p>2k</text:p>
          </table:table-cell>
          <table:table-cell table:style-name="ce30" office:value-type="float" office:value="4.5">
            <text:p>4.5000</text:p>
          </table:table-cell>
          <table:table-cell table:style-name="ce30" office:value-type="float" office:value="1.51">
            <text:p>1.5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3352T-1-202LF/3352T-202LF-ND/1088345">DigiKey</text:a></text:p>
          </table:table-cell>
          <table:table-cell table:style-name="ce17" office:value-type="string">
            <text:p>3352T-202LF-ND</text:p>
          </table:table-cell>
          <table:table-cell table:style-name="ce17"/>
          <table:table-cell table:style-name="ce23" office:value-type="string">
            <text:p>Pot, Thumbwheel, Ceramic,</text:p>
          </table:table-cell>
          <table:table-cell table:style-name="ce17" office:value-type="string">
            <text:p>Pot-Var2</text:p>
          </table:table-cell>
          <table:table-cell office:value-type="float" office:value="1">
            <text:p>1</text:p>
          </table:table-cell>
          <table:table-cell office:value-type="currency" office:currency="USD" office:value="1.58">
            <text:p>$1.58</text:p>
          </table:table-cell>
          <table:table-cell table:formula="of:=[.L204]*[.M204]" office:value-type="currency" office:currency="USD" office:value="1.58">
            <text:p>$1.58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5</text:p>
          </table:table-cell>
          <table:table-cell table:style-name="ce26" office:value-type="string">
            <text:p>680E</text:p>
          </table:table-cell>
          <table:table-cell table:style-name="ce31" office:value-type="float" office:value="1.335">
            <text:p>1.3350</text:p>
          </table:table-cell>
          <table:table-cell table:style-name="ce31" office:value-type="float" office:value="1.91">
            <text:p>1.9100</text:p>
          </table:table-cell>
          <table:table-cell table:style-name="ce34" office:value-type="float" office:value="90">
            <text:p>9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CF18JT680R/CF18JT680RCT-ND/2022738">DigiKey</text:a></text:p>
          </table:table-cell>
          <table:table-cell table:style-name="ce35" office:value-type="string">
            <text:p>CF18JT680RCT-ND</text:p>
          </table:table-cell>
          <table:table-cell table:style-name="ce35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5]*[.M20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6</text:p>
          </table:table-cell>
          <table:table-cell table:style-name="ce7" office:value-type="string">
            <text:p>10k</text:p>
          </table:table-cell>
          <table:table-cell table:style-name="ce30" office:value-type="float" office:value="5.7025">
            <text:p>5.7025</text:p>
          </table:table-cell>
          <table:table-cell table:style-name="ce30" office:value-type="float" office:value="1.99">
            <text:p>1.99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6]*[.M20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7</text:p>
          </table:table-cell>
          <table:table-cell table:style-name="ce7" office:value-type="string">
            <text:p>10k</text:p>
          </table:table-cell>
          <table:table-cell table:style-name="ce30" office:value-type="float" office:value="5.625">
            <text:p>5.6250</text:p>
          </table:table-cell>
          <table:table-cell table:style-name="ce30" office:value-type="float" office:value="1.64">
            <text:p>1.64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7]*[.M20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8</text:p>
          </table:table-cell>
          <table:table-cell table:style-name="ce7" office:value-type="string">
            <text:p>10k</text:p>
          </table:table-cell>
          <table:table-cell table:style-name="ce30" office:value-type="float" office:value="5.7025">
            <text:p>5.7025</text:p>
          </table:table-cell>
          <table:table-cell table:style-name="ce30" office:value-type="float" office:value="2.11">
            <text:p>2.11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8]*[.M208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SP1</text:p>
          </table:table-cell>
          <table:table-cell table:style-name="ce7" office:value-type="string">
            <text:p>SPEAKER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1.95">
            <text:p>1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vendor=0&amp;keywords=102-1169-ND">DigiKey</text:a></text:p>
          </table:table-cell>
          <table:table-cell table:style-name="ce17" office:value-type="string">
            <text:p>102-1169-ND</text:p>
          </table:table-cell>
          <table:table-cell table:style-name="ce17"/>
          <table:table-cell table:style-name="ce23" office:value-type="string">
            <text:p>Audio Buzzer</text:p>
          </table:table-cell>
          <table:table-cell table:style-name="ce17" office:value-type="string">
            <text:p>Speaker</text:p>
          </table:table-cell>
          <table:table-cell office:value-type="float" office:value="1">
            <text:p>1</text:p>
          </table:table-cell>
          <table:table-cell office:value-type="currency" office:currency="USD" office:value="1.68">
            <text:p>$1.68</text:p>
          </table:table-cell>
          <table:table-cell table:formula="of:=[.L209]*[.M209]" office:value-type="currency" office:currency="USD" office:value="1.68">
            <text:p>$1.6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SW12,SW22,SW32,SW52</text:p>
          </table:table-cell>
          <table:table-cell table:style-name="ce26" office:value-type="string">
            <text:p>INC</text:p>
          </table:table-cell>
          <table:table-cell table:style-name="ce31" office:value-type="float" office:value="3.3">
            <text:p>3.3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scripts/DkSearch/dksus.dll?WT.z_header=search_go&amp;lang=en&amp;site=us&amp;keywords=450-1644-ND&amp;x=0&amp;y=0">DigiKey</text:a></text:p>
          </table:table-cell>
          <table:table-cell table:style-name="ce35" office:value-type="string">
            <text:p>450-1644-ND</text:p>
          </table:table-cell>
          <table:table-cell table:style-name="ce35"/>
          <table:table-cell table:style-name="ce44" office:value-type="string">
            <text:p>Push button switch, Long Button</text:p>
          </table:table-cell>
          <table:table-cell table:style-name="ce17" office:value-type="string">
            <text:p>SW-PB-MOD</text:p>
          </table:table-cell>
          <table:table-cell office:value-type="float" office:value="4">
            <text:p>4</text:p>
          </table:table-cell>
          <table:table-cell office:value-type="currency" office:currency="USD" office:value="0.19">
            <text:p>$0.19</text:p>
          </table:table-cell>
          <table:table-cell table:formula="of:=[.L210]*[.M210]" office:value-type="currency" office:currency="USD" office:value="0.76">
            <text:p>$0.76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SW22</text:p>
          </table:table-cell>
          <table:table-cell table:style-name="ce26" office:value-type="string">
            <text:p>DEC</text:p>
          </table:table-cell>
          <table:table-cell table:style-name="ce31" office:value-type="float" office:value="2.7">
            <text:p>2.7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us/en/products/FSM4JH/450-1650-ND/1632536">DigiKey</text:a></text:p>
          </table:table-cell>
          <table:table-cell table:style-name="ce35" office:value-type="string">
            <text:p>450-1650-ND</text:p>
          </table:table-cell>
          <table:table-cell table:style-name="ce35"/>
          <table:table-cell table:style-name="ce44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1]*[.M21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SW32</text:p>
          </table:table-cell>
          <table:table-cell table:style-name="ce26" office:value-type="string">
            <text:p>MODE</text:p>
          </table:table-cell>
          <table:table-cell table:style-name="ce31" office:value-type="float" office:value="2.1">
            <text:p>2.1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us/en/products/FSM4JH/450-1650-ND/1632536">DigiKey</text:a></text:p>
          </table:table-cell>
          <table:table-cell table:style-name="ce35" office:value-type="string">
            <text:p>450-1650-ND</text:p>
          </table:table-cell>
          <table:table-cell table:style-name="ce35"/>
          <table:table-cell table:style-name="ce44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2]*[.M212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SW42</text:p>
          </table:table-cell>
          <table:table-cell table:style-name="ce26" office:value-type="string">
            <text:p>RST</text:p>
          </table:table-cell>
          <table:table-cell table:style-name="ce31" office:value-type="float" office:value="1.5">
            <text:p>1.5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us/en/products/FSM2JH/450-1649-ND/1632535">DigiKey</text:a></text:p>
          </table:table-cell>
          <table:table-cell table:style-name="ce35" office:value-type="string">
            <text:p>450-1649-ND</text:p>
          </table:table-cell>
          <table:table-cell table:style-name="ce35"/>
          <table:table-cell table:style-name="ce44" office:value-type="string">
            <text:p>Push button switch, Short Button</text:p>
          </table:table-cell>
          <table:table-cell table:style-name="ce17" office:value-type="string">
            <text:p>SW-PB-MOD</text:p>
          </table:table-cell>
          <table:table-cell office:value-type="float" office:value="1">
            <text:p>1</text:p>
          </table:table-cell>
          <table:table-cell office:value-type="currency" office:currency="USD" office:value="0.2">
            <text:p>$0.20</text:p>
          </table:table-cell>
          <table:table-cell table:formula="of:=[.L213]*[.M213]" office:value-type="currency" office:currency="USD" office:value="0.2">
            <text:p>$0.2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SW52</text:p>
          </table:table-cell>
          <table:table-cell table:style-name="ce26" office:value-type="string">
            <text:p>ENTER</text:p>
          </table:table-cell>
          <table:table-cell table:style-name="ce31" office:value-type="float" office:value="3.9">
            <text:p>3.9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us/en/products/FSM4JH/450-1650-ND/1632536">DigiKey</text:a></text:p>
          </table:table-cell>
          <table:table-cell table:style-name="ce35" office:value-type="string">
            <text:p>450-1650-ND</text:p>
          </table:table-cell>
          <table:table-cell table:style-name="ce35"/>
          <table:table-cell table:style-name="ce44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4]*[.M214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U1</text:p>
          </table:table-cell>
          <table:table-cell table:style-name="ce7" office:value-type="string">
            <text:p>STP8DP05</text:p>
          </table:table-cell>
          <table:table-cell table:style-name="ce30" office:value-type="float" office:value="1.985">
            <text:p>1.9850</text:p>
          </table:table-cell>
          <table:table-cell table:style-name="ce30" office:value-type="float" office:value="2.175">
            <text:p>2.1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STP08DP05B1/497-6271-5-ND/1641765">DigiKey</text:a></text:p>
          </table:table-cell>
          <table:table-cell table:style-name="ce17" office:value-type="string">
            <text:p>497-6271-5-ND</text:p>
          </table:table-cell>
          <table:table-cell table:style-name="ce17"/>
          <table:table-cell table:style-name="ce23" office:value-type="string">
            <text:p>IC, Row Driver</text:p>
          </table:table-cell>
          <table:table-cell table:style-name="ce17" office:value-type="string">
            <text:p>dil_16-300_socket</text:p>
          </table:table-cell>
          <table:table-cell office:value-type="float" office:value="1">
            <text:p>1</text:p>
          </table:table-cell>
          <table:table-cell office:value-type="currency" office:currency="USD" office:value="1.82">
            <text:p>$1.82</text:p>
          </table:table-cell>
          <table:table-cell table:formula="of:=[.L215]*[.M215]" office:value-type="currency" office:currency="USD" office:value="1.82">
            <text:p>$1.82</text:p>
          </table:table-cell>
          <table:table-cell table:number-columns-repeated="1010"/>
        </table:table-row>
        <table:table-row table:style-name="ro2">
          <table:table-cell table:style-name="ce13" office:value-type="string">
            <text:p>*</text:p>
          </table:table-cell>
          <table:table-cell table:style-name="ce7" office:value-type="string">
            <text:p>Socket STP8DP05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23" office:value-type="string">
            <text:p>Socket for IC U1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24">
            <text:p>$0.24</text:p>
          </table:table-cell>
          <table:table-cell table:formula="of:=[.L216]*[.M216]" office:value-type="currency" office:currency="USD" office:value="0.24">
            <text:p>$0.24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U2</text:p>
          </table:table-cell>
          <table:table-cell table:style-name="ce26" office:value-type="float" office:value="7805">
            <text:p>7805</text:p>
          </table:table-cell>
          <table:table-cell table:style-name="ce31" office:value-type="float" office:value="6.1025">
            <text:p>6.1025</text:p>
          </table:table-cell>
          <table:table-cell table:style-name="ce31" office:value-type="float" office:value="9.52">
            <text:p>9.5200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--</text:p>
          </table:table-cell>
          <table:table-cell table:style-name="ce38" office:value-type="string">
            <text:p>--</text:p>
          </table:table-cell>
          <table:table-cell table:style-name="ce35"/>
          <table:table-cell table:style-name="ce44" office:value-type="string">
            <text:p>SHORTING LINK between VI and VO</text:p>
          </table:table-cell>
          <table:table-cell table:style-name="ce17" office:value-type="string">
            <text:p>TO-220_Horizontal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17]*[.M217]" office:value-type="currency" office:currency="USD" office:value="0">
            <text:p>$0.0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U3</text:p>
          </table:table-cell>
          <table:table-cell table:style-name="ce7" office:value-type="string">
            <text:p>ATMEGA8-P</text:p>
          </table:table-cell>
          <table:table-cell table:style-name="ce30" office:value-type="float" office:value="3.49">
            <text:p>3.4900</text:p>
          </table:table-cell>
          <table:table-cell table:style-name="ce30" office:value-type="float" office:value="9.45">
            <text:p>9.4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ATMEGA328-PU/ATMEGA328-PU-ND/2271026">DigiKey</text:a></text:p>
          </table:table-cell>
          <table:table-cell table:style-name="ce17" office:value-type="string">
            <text:p>ATMEGA328-PU-ND</text:p>
          </table:table-cell>
          <table:table-cell table:style-name="ce17"/>
          <table:table-cell table:style-name="ce23" office:value-type="string">
            <text:p>Micro Controller</text:p>
          </table:table-cell>
          <table:table-cell table:style-name="ce17" office:value-type="string">
            <text:p>dil_28-300_socket</text:p>
          </table:table-cell>
          <table:table-cell office:value-type="float" office:value="1">
            <text:p>1</text:p>
          </table:table-cell>
          <table:table-cell office:value-type="currency" office:currency="USD" office:value="3.93">
            <text:p>$3.93</text:p>
          </table:table-cell>
          <table:table-cell table:formula="of:=[.L218]*[.M218]" office:value-type="currency" office:currency="USD" office:value="3.93">
            <text:p>$3.93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IC ATMEGA8-P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1-390261-9/A100210-ND/990628">DigiKey</text:a></text:p>
          </table:table-cell>
          <table:table-cell table:style-name="ce17" office:value-type="string">
            <text:p>A100210-ND</text:p>
          </table:table-cell>
          <table:table-cell table:style-name="ce17"/>
          <table:table-cell table:style-name="ce23" office:value-type="string">
            <text:p>Socket for IC U3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43">
            <text:p>$0.43</text:p>
          </table:table-cell>
          <table:table-cell table:formula="of:=[.L219]*[.M219]" office:value-type="currency" office:currency="USD" office:value="0.43">
            <text:p>$0.43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U4</text:p>
          </table:table-cell>
          <table:table-cell table:style-name="ce7" office:value-type="string">
            <text:p>74HC154</text:p>
          </table:table-cell>
          <table:table-cell table:style-name="ce30" office:value-type="float" office:value="5.12">
            <text:p>5.1200</text:p>
          </table:table-cell>
          <table:table-cell table:style-name="ce30" office:value-type="float" office:value="9.34">
            <text:p>9.34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74HC154N,652/568-1407-5-ND/763011">DigiKey</text:a></text:p>
          </table:table-cell>
          <table:table-cell table:style-name="ce17" office:value-type="string">
            <text:p>568-1407-5-ND</text:p>
          </table:table-cell>
          <table:table-cell table:style-name="ce17"/>
          <table:table-cell table:style-name="ce23" office:value-type="string">
            <text:p>IC, Column Driver</text:p>
          </table:table-cell>
          <table:table-cell table:style-name="ce17" office:value-type="string">
            <text:p>DIP-24__600_ELL</text:p>
          </table:table-cell>
          <table:table-cell office:value-type="float" office:value="1">
            <text:p>1</text:p>
          </table:table-cell>
          <table:table-cell office:value-type="currency" office:currency="USD" office:value="1.29">
            <text:p>$1.29</text:p>
          </table:table-cell>
          <table:table-cell table:formula="of:=[.L220]*[.M220]" office:value-type="currency" office:currency="USD" office:value="1.29">
            <text:p>$1.29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*</text:p>
          </table:table-cell>
          <table:table-cell table:style-name="ce7" office:value-type="string">
            <text:p>IC 74HC154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4824-6004-CP/3M5479-ND/1133632">DigiKey</text:a></text:p>
          </table:table-cell>
          <table:table-cell table:style-name="ce17" office:value-type="string">
            <text:p>3M5479-ND</text:p>
          </table:table-cell>
          <table:table-cell table:style-name="ce17"/>
          <table:table-cell table:style-name="ce23" office:value-type="string">
            <text:p>Socket for IC U4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221]*[.M221]" office:value-type="currency" office:currency="USD" office:value="0.41">
            <text:p>$0.41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U6</text:p>
          </table:table-cell>
          <table:table-cell table:style-name="ce7" office:value-type="string">
            <text:p>DS3231N</text:p>
          </table:table-cell>
          <table:table-cell table:style-name="ce30" office:value-type="float" office:value="6.3375">
            <text:p>6.3375</text:p>
          </table:table-cell>
          <table:table-cell table:style-name="ce30" office:value-type="float" office:value="1.8525">
            <text:p>1.8525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Back</text:p>
          </table:table-cell>
          <table:table-cell table:style-name="ce17" office:value-type="string">
            <text:p><text:a xlink:href="http://search.digikey.com/us/en/products/DS3231S/DS3231S#-ND/1197574">DigiKey</text:a></text:p>
          </table:table-cell>
          <table:table-cell table:style-name="ce17" office:value-type="string">
            <text:p>DS3231S#-ND</text:p>
          </table:table-cell>
          <table:table-cell table:style-name="ce17"/>
          <table:table-cell table:style-name="ce23" office:value-type="string">
            <text:p>IC, RTC</text:p>
          </table:table-cell>
          <table:table-cell table:style-name="ce17" office:value-type="string">
            <text:p>DS3231</text:p>
          </table:table-cell>
          <table:table-cell office:value-type="float" office:value="1">
            <text:p>1</text:p>
          </table:table-cell>
          <table:table-cell office:value-type="currency" office:currency="USD" office:value="7.94">
            <text:p>$7.94</text:p>
          </table:table-cell>
          <table:table-cell table:formula="of:=[.L222]*[.M222]" office:value-type="currency" office:currency="USD" office:value="7.94">
            <text:p>$7.94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X1</text:p>
          </table:table-cell>
          <table:table-cell table:style-name="ce7" office:value-type="string">
            <text:p>16MHz</text:p>
          </table:table-cell>
          <table:table-cell table:style-name="ce30" office:value-type="float" office:value="3.24">
            <text:p>3.2400</text:p>
          </table:table-cell>
          <table:table-cell table:style-name="ce30" office:value-type="float" office:value="9.16">
            <text:p>9.1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ZTT-16.00MX/X908-ND/170095">DigiKey</text:a></text:p>
          </table:table-cell>
          <table:table-cell table:style-name="ce17" office:value-type="string">
            <text:p>X908-ND</text:p>
          </table:table-cell>
          <table:table-cell table:style-name="ce17"/>
          <table:table-cell table:style-name="ce23" office:value-type="string">
            <text:p>Resonator, with capacitors, 3 pin</text:p>
          </table:table-cell>
          <table:table-cell table:style-name="ce17" office:value-type="string">
            <text:p>XTAL</text:p>
          </table:table-cell>
          <table:table-cell office:value-type="float" office:value="1">
            <text:p>1</text:p>
          </table:table-cell>
          <table:table-cell office:value-type="currency" office:currency="USD" office:value="0.7">
            <text:p>$0.70</text:p>
          </table:table-cell>
          <table:table-cell table:formula="of:=[.L223]*[.M223]" office:value-type="currency" office:currency="USD" office:value="0.7">
            <text:p>$0.70</text:p>
          </table:table-cell>
          <table:table-cell table:number-columns-repeated="1010"/>
        </table:table-row>
        <table:table-row table:style-name="ro4">
          <table:table-cell table:number-columns-repeated="9"/>
          <table:table-cell table:style-name="ce37"/>
          <table:table-cell table:style-name="ce45"/>
          <table:table-cell table:style-name="ce45" table:formula="of:=SUM([.L4:.L223])" office:value-type="float" office:value="220">
            <text:p>220</text:p>
          </table:table-cell>
          <table:table-cell table:style-name="ce45" table:formula="of:=SUM([.M4:.M223])" office:value-type="currency" office:currency="USD" office:value="29.4352">
            <text:p>$29.44</text:p>
          </table:table-cell>
          <table:table-cell table:style-name="ce45" table:formula="of:=SUM([.N4:.N223])" office:value-type="currency" office:currency="USD" office:value="68.2952">
            <text:p>$68.30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NOT USED COMPONENTS</text:p>
          </table:table-cell>
          <table:table-cell table:number-columns-repeated="1023"/>
        </table:table-row>
        <table:table-row table:style-name="ro5">
          <table:table-cell table:style-name="ce13" office:value-type="string">
            <text:p>C11,C12</text:p>
          </table:table-cell>
          <table:table-cell table:style-name="ce7" office:value-type="string">
            <text:p>22p</text:p>
          </table:table-cell>
          <table:table-cell table:style-name="ce30" office:value-type="float" office:value="3.4425">
            <text:p>3.4425</text:p>
          </table:table-cell>
          <table:table-cell table:style-name="ce30" office:value-type="float" office:value="9.11">
            <text:p>9.1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K220J15C0GF5TH5/BC1034CT-ND/286656">DigiKey</text:a></text:p>
          </table:table-cell>
          <table:table-cell table:style-name="ce17" office:value-type="string">
            <text:p>BC1034CT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crystal instead of resonator</text:p>
          </table:table-cell>
          <table:table-cell table:style-name="ce17" office:value-type="string">
            <text:p>cnp_3mm_disc</text:p>
          </table:table-cell>
          <table:table-cell office:value-type="float" office:value="2">
            <text:p>2</text:p>
          </table:table-cell>
          <table:table-cell office:value-type="currency" office:currency="USD" office:value="0.34">
            <text:p>$0.34</text:p>
          </table:table-cell>
          <table:table-cell table:formula="of:=[.L226]*[.M226]" office:value-type="currency" office:currency="USD" office:value="0.68">
            <text:p>$0.68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12</text:p>
          </table:table-cell>
          <table:table-cell table:style-name="ce7" office:value-type="string">
            <text:p>22p</text:p>
          </table:table-cell>
          <table:table-cell table:style-name="ce30" office:value-type="float" office:value="3.0375">
            <text:p>3.0375</text:p>
          </table:table-cell>
          <table:table-cell table:style-name="ce30" office:value-type="float" office:value="9.11">
            <text:p>9.1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K220J15C0GF5TH5/BC1034CT-ND/286656">DigiKey</text:a></text:p>
          </table:table-cell>
          <table:table-cell table:style-name="ce17" office:value-type="string">
            <text:p>BC1034CT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crystal instead of resonator</text:p>
          </table:table-cell>
          <table:table-cell table:style-name="ce17" office:value-type="string">
            <text:p>cnp_3mm_disc</text:p>
          </table:table-cell>
          <table:table-cell table:number-columns-repeated="2"/>
          <table:table-cell table:formula="of:=[.L227]*[.M227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CD1,CD2,CD3</text:p>
          </table:table-cell>
          <table:table-cell table:style-name="ce7" office:value-type="string">
            <text:p>CDOT1</text:p>
          </table:table-cell>
          <table:table-cell table:style-name="ce30" office:value-type="float" office:value="6.3375">
            <text:p>6.3375</text:p>
          </table:table-cell>
          <table:table-cell table:style-name="ce30" office:value-type="float" office:value="1.4675">
            <text:p>1.467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960104-6202-AR/3M9515-ND/2071556">DigiKey</text:a></text:p>
          </table:table-cell>
          <table:table-cell table:style-name="ce17" office:value-type="string">
            <text:p>3M9515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I2SD, rtcBoB or ChronoDot, <text:s/>Socket, 4 pin</text:p>
          </table:table-cell>
          <table:table-cell table:style-name="ce17" office:value-type="string">
            <text:p>pin_strip_4</text:p>
          </table:table-cell>
          <table:table-cell office:value-type="float" office:value="3">
            <text:p>3</text:p>
          </table:table-cell>
          <table:table-cell office:value-type="currency" office:currency="USD" office:value="0.75">
            <text:p>$0.75</text:p>
          </table:table-cell>
          <table:table-cell table:formula="of:=[.L228]*[.M228]" office:value-type="currency" office:currency="USD" office:value="2.25">
            <text:p>$2.25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D2</text:p>
          </table:table-cell>
          <table:table-cell table:style-name="ce7" office:value-type="string">
            <text:p>CDOT2</text:p>
          </table:table-cell>
          <table:table-cell table:style-name="ce30" office:value-type="float" office:value="6.3375">
            <text:p>6.3375</text:p>
          </table:table-cell>
          <table:table-cell table:style-name="ce30" office:value-type="float" office:value="2.3675">
            <text:p>2.3675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960104-6202-AR/3M9515-ND/2071556">DigiKey</text:a></text:p>
          </table:table-cell>
          <table:table-cell table:style-name="ce17" office:value-type="string">
            <text:p>3M9515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I2SD, rtcBoB or ChronoDot, <text:s/>Socket, 4 pin</text:p>
          </table:table-cell>
          <table:table-cell table:style-name="ce17" office:value-type="string">
            <text:p>pin_strip_4</text:p>
          </table:table-cell>
          <table:table-cell table:number-columns-repeated="2"/>
          <table:table-cell table:formula="of:=[.L229]*[.M22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D3</text:p>
          </table:table-cell>
          <table:table-cell table:style-name="ce7" office:value-type="string">
            <text:p>CDOT3</text:p>
          </table:table-cell>
          <table:table-cell table:style-name="ce30" office:value-type="float" office:value="6.3375">
            <text:p>6.3375</text:p>
          </table:table-cell>
          <table:table-cell table:style-name="ce30" office:value-type="float" office:value="1.2275">
            <text:p>1.227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I2SD, rtcBoB or ChronoDot, <text:s/>Header, 4 pin</text:p>
          </table:table-cell>
          <table:table-cell table:style-name="ce17" office:value-type="string">
            <text:p>pin_strip_4</text:p>
          </table:table-cell>
          <table:table-cell table:number-columns-repeated="2"/>
          <table:table-cell table:formula="of:=[.L230]*[.M230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DIL-U1</text:p>
          </table:table-cell>
          <table:table-cell table:style-name="ce7" office:value-type="string">
            <text:p>STP16DP05</text:p>
          </table:table-cell>
          <table:table-cell table:style-name="ce30" office:value-type="float" office:value="2.185">
            <text:p>2.1850</text:p>
          </table:table-cell>
          <table:table-cell table:style-name="ce30" office:value-type="float" office:value="2.175">
            <text:p>2.1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4824-6004-CP/3M5479-ND/1133632">DigiKey</text:a></text:p>
          </table:table-cell>
          <table:table-cell table:style-name="ce17" office:value-type="string">
            <text:p>3M5479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rowBoB, 24 pin IC socket</text:p>
          </table:table-cell>
          <table:table-cell table:style-name="ce17" office:value-type="string">
            <text:p>SCK-24_600_ELL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231]*[.M231]" office:value-type="currency" office:currency="USD" office:value="0.41">
            <text:p>$0.41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J2</text:p>
          </table:table-cell>
          <table:table-cell table:style-name="ce7" office:value-type="string">
            <text:p>V_IN</text:p>
          </table:table-cell>
          <table:table-cell table:style-name="ce30" office:value-type="float" office:value="6.675">
            <text:p>6.6750</text:p>
          </table:table-cell>
          <table:table-cell table:style-name="ce30" office:value-type="float" office:value="9.48">
            <text:p>9.48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USB-B1HSW6/ED2982-ND/2677743">DigiKey</text:a></text:p>
          </table:table-cell>
          <table:table-cell table:style-name="ce17" office:value-type="string">
            <text:p>ED2982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USB-B, Socket</text:p>
          </table:table-cell>
          <table:table-cell table:style-name="ce17" office:value-type="string">
            <text:p>con-usb-USB-B-H</text:p>
          </table:table-cell>
          <table:table-cell office:value-type="float" office:value="1">
            <text:p>1</text:p>
          </table:table-cell>
          <table:table-cell office:value-type="currency" office:currency="USD" office:value="0.54">
            <text:p>$0.54</text:p>
          </table:table-cell>
          <table:table-cell table:formula="of:=[.L232]*[.M232]" office:value-type="currency" office:currency="USD" office:value="0.54">
            <text:p>$0.54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J3</text:p>
          </table:table-cell>
          <table:table-cell table:style-name="ce7" office:value-type="string">
            <text:p>V_IN</text:p>
          </table:table-cell>
          <table:table-cell table:style-name="ce30" office:value-type="float" office:value="6.4875">
            <text:p>6.4875</text:p>
          </table:table-cell>
          <table:table-cell table:style-name="ce30" office:value-type="float" office:value="9.805">
            <text:p>9.805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PJ-002B/CP-002B-ND/96965">DigiKey</text:a></text:p>
          </table:table-cell>
          <table:table-cell table:style-name="ce17" office:value-type="string">
            <text:p>CP-002B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Barrel socket</text:p>
          </table:table-cell>
          <table:table-cell table:style-name="ce17" office:value-type="string">
            <text:p>JACK_ALIM</text:p>
          </table:table-cell>
          <table:table-cell office:value-type="float" office:value="1">
            <text:p>1</text:p>
          </table:table-cell>
          <table:table-cell office:value-type="currency" office:currency="USD" office:value="0.92">
            <text:p>$0.92</text:p>
          </table:table-cell>
          <table:table-cell table:formula="of:=[.L233]*[.M233]" office:value-type="currency" office:currency="USD" office:value="0.92">
            <text:p>$0.92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3</text:p>
          </table:table-cell>
          <table:table-cell table:style-name="ce7" office:value-type="string">
            <text:p>7Seg_Sel</text:p>
          </table:table-cell>
          <table:table-cell table:style-name="ce30" office:value-type="float" office:value="5.2275">
            <text:p>5.2275</text:p>
          </table:table-cell>
          <table:table-cell table:style-name="ce30" office:value-type="float" office:value="9.2775">
            <text:p>9.2775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Back</text:p>
          </table:table-cell>
          <table:table-cell table:number-columns-repeated="2" table:style-name="ce17" office:value-type="string">
            <text:p>--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Solder Bridge for uC pin selection</text:p>
          </table:table-cell>
          <table:table-cell table:style-name="ce17" office:value-type="string">
            <text:p>7Seg_Sel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34]*[.M234]" office:value-type="currency" office:currency="USD" office:value="0">
            <text:p>$0.0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1</text:p>
          </table:table-cell>
          <table:table-cell table:style-name="ce7" office:value-type="string">
            <text:p>7SegDisp</text:p>
          </table:table-cell>
          <table:table-cell table:style-name="ce30" office:value-type="float" office:value="5.185">
            <text:p>5.1850</text:p>
          </table:table-cell>
          <table:table-cell table:style-name="ce30" office:value-type="float" office:value="1.775">
            <text:p>1.7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www.sparkfun.com/products/9766">Sparkfun</text:a></text:p>
          </table:table-cell>
          <table:table-cell table:style-name="ce17" office:value-type="string">
            <text:p>COM-09766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7 segment 4 digit display</text:p>
          </table:table-cell>
          <table:table-cell table:style-name="ce17" office:value-type="string">
            <text:p>pin_strip_8</text:p>
          </table:table-cell>
          <table:table-cell office:value-type="float" office:value="1">
            <text:p>1</text:p>
          </table:table-cell>
          <table:table-cell office:value-type="currency" office:currency="USD" office:value="12.95">
            <text:p>$12.95</text:p>
          </table:table-cell>
          <table:table-cell table:formula="of:=[.L235]*[.M235]" office:value-type="currency" office:currency="USD" office:value="12.95">
            <text:p>$12.95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13</text:p>
          </table:table-cell>
          <table:table-cell table:style-name="ce7" office:value-type="string">
            <text:p>ISP</text:p>
          </table:table-cell>
          <table:table-cell table:style-name="ce30" office:value-type="float" office:value="2.65">
            <text:p>2.6500</text:p>
          </table:table-cell>
          <table:table-cell table:style-name="ce30" office:value-type="float" office:value="9.8">
            <text:p>9.8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LW-136-05-T-D/SAM1095-36-ND/1104872">DigiKey</text:a></text:p>
          </table:table-cell>
          <table:table-cell table:style-name="ce17" office:value-type="string">
            <text:p>SAM1095-36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Header, 3x2 pin</text:p>
          </table:table-cell>
          <table:table-cell table:style-name="ce17" office:value-type="string">
            <text:p>pin_strip_3x2</text:p>
          </table:table-cell>
          <table:table-cell office:value-type="float" office:value="1">
            <text:p>1</text:p>
          </table:table-cell>
          <table:table-cell table:formula="of:=(6.41/72)*6" office:value-type="currency" office:currency="USD" office:value="0.534166666666667">
            <text:p>$0.53</text:p>
          </table:table-cell>
          <table:table-cell table:formula="of:=[.L236]*[.M236]" office:value-type="currency" office:currency="USD" office:value="0.534166666666667">
            <text:p>$0.53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41</text:p>
          </table:table-cell>
          <table:table-cell table:style-name="ce7" office:value-type="string">
            <text:p>STACK-L</text:p>
          </table:table-cell>
          <table:table-cell table:style-name="ce30" office:value-type="float" office:value="1.4">
            <text:p>1.4000</text:p>
          </table:table-cell>
          <table:table-cell table:style-name="ce30" office:value-type="float" office:value="9">
            <text:p>9.0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BCS-150-L-S-HE/SAM1009-50-ND/1100271">DigiKey</text:a></text:p>
          </table:table-cell>
          <table:table-cell table:style-name="ce17" office:value-type="string">
            <text:p>SAM1009-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Socket, 4 pin, right angle, for daisy-chaining boards</text:p>
          </table:table-cell>
          <table:table-cell table:style-name="ce17" office:value-type="string">
            <text:p>pin_sck_4-90</text:p>
          </table:table-cell>
          <table:table-cell office:value-type="float" office:value="1">
            <text:p>1</text:p>
          </table:table-cell>
          <table:table-cell table:formula="of:=(6.47/50)*6" office:value-type="currency" office:currency="USD" office:value="0.7764">
            <text:p>$0.78</text:p>
          </table:table-cell>
          <table:table-cell table:formula="of:=[.L237]*[.M237]" office:value-type="currency" office:currency="USD" office:value="0.7764">
            <text:p>$0.7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42</text:p>
          </table:table-cell>
          <table:table-cell table:style-name="ce7" office:value-type="string">
            <text:p>STACK-R</text:p>
          </table:table-cell>
          <table:table-cell table:style-name="ce30" office:value-type="float" office:value="7.26">
            <text:p>7.2600</text:p>
          </table:table-cell>
          <table:table-cell table:style-name="ce30" office:value-type="float" office:value="9">
            <text:p>9.0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8-L-S-RA/SAM1043-50-ND/1101974">DigiKey</text:a></text:p>
          </table:table-cell>
          <table:table-cell table:style-name="ce17" office:value-type="string">
            <text:p>SAM1043-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Header, 4 pin, right angle, for daisy-chaining boards</text:p>
          </table:table-cell>
          <table:table-cell table:style-name="ce17" office:value-type="string">
            <text:p>pin_strip_4-90</text:p>
          </table:table-cell>
          <table:table-cell office:value-type="float" office:value="1">
            <text:p>1</text:p>
          </table:table-cell>
          <table:table-cell table:formula="of:=(3.48/50)*4" office:value-type="currency" office:currency="USD" office:value="0.2784">
            <text:p>$0.28</text:p>
          </table:table-cell>
          <table:table-cell table:formula="of:=[.L238]*[.M238]" office:value-type="currency" office:currency="USD" office:value="0.2784">
            <text:p>$0.2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43</text:p>
          </table:table-cell>
          <table:table-cell table:style-name="ce7" office:value-type="string">
            <text:p>CONN_1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--</text:p>
          </table:table-cell>
          <table:table-cell table:style-name="ce39" office:value-type="string">
            <text:p>Break Out Pad, no component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ATMega Port PC2</text:p>
          </table:table-cell>
          <table:table-cell table:style-name="ce17" office:value-type="string">
            <text:p>Pad01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39]*[.M239]" office:value-type="currency" office:currency="USD" office:value="0">
            <text:p>$0.0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SW1,SW2,SW3,SW4,SW5</text:p>
          </table:table-cell>
          <table:table-cell table:style-name="ce26" office:value-type="string">
            <text:p>INC</text:p>
          </table:table-cell>
          <table:table-cell table:style-name="ce31" office:value-type="float" office:value="3.3">
            <text:p>3.3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 office:value-type="float" office:value="5">
            <text:p>5</text:p>
          </table:table-cell>
          <table:table-cell table:style-name="ce52" office:value-type="currency" office:currency="USD" office:value="0.2">
            <text:p>$0.20</text:p>
          </table:table-cell>
          <table:table-cell table:formula="of:=[.L240]*[.M240]" office:value-type="currency" office:currency="USD" office:value="1">
            <text:p>$1.00</text:p>
          </table:table-cell>
          <table:table-cell table:style-name="ce48" table:number-columns-repeated="1008"/>
          <table:table-cell table:style-name="ce55" table:number-columns-repeated="2"/>
        </table:table-row>
        <table:table-row table:style-name="ro5" table:visibility="collapse">
          <table:table-cell table:style-name="ce13" office:value-type="string">
            <text:p>SW2</text:p>
          </table:table-cell>
          <table:table-cell table:style-name="ce26" office:value-type="string">
            <text:p>DEC</text:p>
          </table:table-cell>
          <table:table-cell table:style-name="ce31" office:value-type="float" office:value="2.7">
            <text:p>2.7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/>
          <table:table-cell table:style-name="ce52"/>
          <table:table-cell table:formula="of:=[.L241]*[.M241]" office:value-type="float" office:value="0">
            <text:p>0</text:p>
          </table:table-cell>
          <table:table-cell table:style-name="ce48" table:number-columns-repeated="1008"/>
          <table:table-cell table:style-name="ce55" table:number-columns-repeated="2"/>
        </table:table-row>
        <table:table-row table:style-name="ro5" table:visibility="collapse">
          <table:table-cell table:style-name="ce13" office:value-type="string">
            <text:p>SW3</text:p>
          </table:table-cell>
          <table:table-cell table:style-name="ce26" office:value-type="string">
            <text:p>MODE</text:p>
          </table:table-cell>
          <table:table-cell table:style-name="ce31" office:value-type="float" office:value="2.1">
            <text:p>2.1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/>
          <table:table-cell table:style-name="ce52"/>
          <table:table-cell table:formula="of:=[.L242]*[.M242]" office:value-type="float" office:value="0">
            <text:p>0</text:p>
          </table:table-cell>
          <table:table-cell table:style-name="ce48" table:number-columns-repeated="1008"/>
          <table:table-cell table:style-name="ce55" table:number-columns-repeated="2"/>
        </table:table-row>
        <table:table-row table:style-name="ro5" table:visibility="collapse">
          <table:table-cell table:style-name="ce13" office:value-type="string">
            <text:p>SW4</text:p>
          </table:table-cell>
          <table:table-cell table:style-name="ce26" office:value-type="string">
            <text:p>RST</text:p>
          </table:table-cell>
          <table:table-cell table:style-name="ce31" office:value-type="float" office:value="1.5">
            <text:p>1.5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/>
          <table:table-cell table:style-name="ce52"/>
          <table:table-cell table:formula="of:=[.L243]*[.M243]" office:value-type="float" office:value="0">
            <text:p>0</text:p>
          </table:table-cell>
          <table:table-cell table:style-name="ce48" table:number-columns-repeated="1008"/>
          <table:table-cell table:style-name="ce55" table:number-columns-repeated="2"/>
        </table:table-row>
        <table:table-row table:style-name="ro5" table:visibility="collapse">
          <table:table-cell table:style-name="ce13" office:value-type="string">
            <text:p>SW5</text:p>
          </table:table-cell>
          <table:table-cell table:style-name="ce26" office:value-type="string">
            <text:p>ENTER</text:p>
          </table:table-cell>
          <table:table-cell table:style-name="ce31" office:value-type="float" office:value="3.9">
            <text:p>3.9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/>
          <table:table-cell table:style-name="ce52"/>
          <table:table-cell table:formula="of:=[.L244]*[.M244]" office:value-type="float" office:value="0">
            <text:p>0</text:p>
          </table:table-cell>
          <table:table-cell table:style-name="ce48" table:number-columns-repeated="1008"/>
          <table:table-cell table:style-name="ce55" table:number-columns-repeated="2"/>
        </table:table-row>
        <table:table-row table:style-name="ro5">
          <table:table-cell table:style-name="ce13" office:value-type="string">
            <text:p>U2</text:p>
          </table:table-cell>
          <table:table-cell table:style-name="ce7" office:value-type="float" office:value="7805">
            <text:p>7805</text:p>
          </table:table-cell>
          <table:table-cell table:style-name="ce30" office:value-type="float" office:value="6.1025">
            <text:p>6.1025</text:p>
          </table:table-cell>
          <table:table-cell table:style-name="ce30" office:value-type="float" office:value="9.52">
            <text:p>9.52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MC7805CTG/MC7805CTGOS-ND/919333">DigiKey</text:a></text:p>
          </table:table-cell>
          <table:table-cell table:style-name="ce39" office:value-type="string">
            <text:p>MC7805CTGOS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ONLY if V_IN &gt; 5V. ELSE USE SHORTING LINK</text:p>
          </table:table-cell>
          <table:table-cell table:style-name="ce47" office:value-type="string">
            <text:p>TO-220_Horizontal</text:p>
          </table:table-cell>
          <table:table-cell office:value-type="float" office:value="1">
            <text:p>1</text:p>
          </table:table-cell>
          <table:table-cell office:value-type="currency" office:currency="USD" office:value="0.53">
            <text:p>$0.53</text:p>
          </table:table-cell>
          <table:table-cell table:formula="of:=[.L245]*[.M245]" office:value-type="currency" office:currency="USD" office:value="0.53">
            <text:p>$0.53</text:p>
          </table:table-cell>
          <table:table-cell table:number-columns-repeated="1010"/>
        </table:table-row>
        <table:table-row table:style-name="ro4">
          <table:table-cell table:number-columns-repeated="9"/>
          <table:table-cell table:style-name="ce37"/>
          <table:table-cell table:style-name="ce45"/>
          <table:table-cell table:style-name="ce45" table:formula="of:=SUM([.L226:.L245])" office:value-type="float" office:value="20">
            <text:p>20</text:p>
          </table:table-cell>
          <table:table-cell table:style-name="ce45" table:formula="of:=SUM([.M226:.M245])" office:value-type="currency" office:currency="USD" office:value="18.2289666666667">
            <text:p>$18.23</text:p>
          </table:table-cell>
          <table:table-cell table:style-name="ce45" table:formula="of:=SUM([.N226:.N245])" office:value-type="currency" office:currency="USD" office:value="20.8689666666667">
            <text:p>$20.87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MISC. COMPONENTS</text:p>
          </table:table-cell>
          <table:table-cell table:number-columns-repeated="1023"/>
        </table:table-row>
        <table:table-row table:style-name="ro5">
          <table:table-cell table:style-name="ce13" office:value-type="string">
            <text:p>BF1</text:p>
          </table:table-cell>
          <table:table-cell table:style-name="ce7" office:value-type="string">
            <text:p>BAFFLE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Angus Hines</text:p>
          </table:table-cell>
          <table:table-cell table:style-name="ce17" office:value-type="string">
            <text:p>Baffle</text:p>
          </table:table-cell>
          <table:table-cell office:value-type="float" office:value="1">
            <text:p>1</text:p>
          </table:table-cell>
          <table:table-cell office:value-type="currency" office:currency="USD" office:value="30">
            <text:p>$30.00</text:p>
          </table:table-cell>
          <table:table-cell table:formula="of:=[.L248]*[.M248]" office:value-type="currency" office:currency="USD" office:value="30">
            <text:p>$3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BP1</text:p>
          </table:table-cell>
          <table:table-cell table:style-name="ce7" office:value-type="string">
            <text:p>BackPlate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Angus Hines</text:p>
          </table:table-cell>
          <table:table-cell table:style-name="ce17" office:value-type="string">
            <text:p>BackPlate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49]*[.M249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FM1</text:p>
          </table:table-cell>
          <table:table-cell table:style-name="ce7" office:value-type="string">
            <text:p>FRAME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Ikea or None</text:p>
          </table:table-cell>
          <table:table-cell table:style-name="ce17" office:value-type="string">
            <text:p>Frame</text:p>
          </table:table-cell>
          <table:table-cell office:value-type="float" office:value="1">
            <text:p>1</text:p>
          </table:table-cell>
          <table:table-cell office:value-type="currency" office:currency="USD" office:value="11">
            <text:p>$11.00</text:p>
          </table:table-cell>
          <table:table-cell table:formula="of:=[.L250]*[.M250]" office:value-type="currency" office:currency="USD" office:value="11">
            <text:p>$11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FP1</text:p>
          </table:table-cell>
          <table:table-cell table:style-name="ce7" office:value-type="string">
            <text:p>FacePlate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Angus Hines</text:p>
          </table:table-cell>
          <table:table-cell table:style-name="ce17" office:value-type="string">
            <text:p>FacePlate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51]*[.M251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8,P9,P10,P11</text:p>
          </table:table-cell>
          <table:table-cell table:style-name="ce7" office:value-type="string">
            <text:p>CONN_1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52]*[.M252]" office:value-type="currency" office:currency="USD" office:value="0.4">
            <text:p>$0.4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9</text:p>
          </table:table-cell>
          <table:table-cell table:style-name="ce7" office:value-type="string">
            <text:p>CONN_1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3]*[.M253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10</text:p>
          </table:table-cell>
          <table:table-cell table:style-name="ce7" office:value-type="string">
            <text:p>CONN_1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4]*[.M254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11</text:p>
          </table:table-cell>
          <table:table-cell table:style-name="ce7" office:value-type="string">
            <text:p>CONN_1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5]*[.M255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14,P15,P53,P54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56]*[.M256]" office:value-type="currency" office:currency="USD" office:value="0.4">
            <text:p>$0.4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15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7]*[.M257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3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8]*[.M258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4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9]*[.M259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49,P40,P51,P52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60]*[.M260]" office:value-type="currency" office:currency="USD" office:value="0.4">
            <text:p>$0.4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0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1]*[.M261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1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2]*[.M262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2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3]*[.M263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rowBoB1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owBoB</text:p>
          </table:table-cell>
          <table:table-cell table:style-name="ce17" office:value-type="string">
            <text:p>vite_3mm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64]*[.M264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24 to P39</text:p>
          </table:table-cell>
          <table:table-cell table:style-name="ce7" office:value-type="string">
            <text:p>DIL6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Prototyping area</text:p>
          </table:table-cell>
          <table:table-cell table:style-name="ce17" office:value-type="string">
            <text:p>PROTO-6</text:p>
          </table:table-cell>
          <table:table-cell office:value-type="float" office:value="16">
            <text:p>16</text:p>
          </table:table-cell>
          <table:table-cell office:value-type="currency" office:currency="USD" office:value="0">
            <text:p>$0.00</text:p>
          </table:table-cell>
          <table:table-cell table:formula="of:=[.L265]*[.M265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CB1</text:p>
          </table:table-cell>
          <table:table-cell table:style-name="ce7" office:value-type="string">
            <text:p>PCB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Main Board, seeed</text:p>
          </table:table-cell>
          <table:table-cell table:style-name="ce17" office:value-type="string">
            <text:p>PCB</text:p>
          </table:table-cell>
          <table:table-cell office:value-type="float" office:value="1">
            <text:p>1</text:p>
          </table:table-cell>
          <table:table-cell office:value-type="currency" office:currency="USD" office:value="17.86">
            <text:p>$17.86</text:p>
          </table:table-cell>
          <table:table-cell table:formula="of:=[.L266]*[.M266]" office:value-type="currency" office:currency="USD" office:value="17.86">
            <text:p>$17.86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9" office:value-type="string">
            <text:p>G1</text:p>
          </table:table-cell>
          <table:table-cell table:style-name="ce7" office:value-type="string">
            <text:p>Logo-WL3</text:p>
          </table:table-cell>
          <table:table-cell table:style-name="Default"/>
          <table:table-cell table:style-name="ce32" table:number-columns-repeated="3"/>
          <table:table-cell table:style-name="ce19" table:number-columns-repeated="2"/>
          <table:table-cell table:style-name="ce17"/>
          <table:table-cell table:style-name="ce23"/>
          <table:table-cell table:style-name="ce17" office:value-type="string">
            <text:p>Logo-WL3</text:p>
          </table:table-cell>
          <table:table-cell/>
          <table:table-cell table:style-name="ce53"/>
          <table:table-cell table:style-name="ce32" table:number-columns-repeated="1011"/>
        </table:table-row>
        <table:table-row table:style-name="ro5" table:visibility="collapse">
          <table:table-cell table:style-name="ce19" office:value-type="string">
            <text:p>G***</text:p>
          </table:table-cell>
          <table:table-cell table:style-name="ce7" office:value-type="string">
            <text:p>OSHW_6mm</text:p>
          </table:table-cell>
          <table:table-cell table:style-name="Default"/>
          <table:table-cell table:style-name="ce32" table:number-columns-repeated="3"/>
          <table:table-cell table:style-name="ce19" table:number-columns-repeated="2"/>
          <table:table-cell table:style-name="ce17"/>
          <table:table-cell table:style-name="ce23"/>
          <table:table-cell table:style-name="ce17" office:value-type="string">
            <text:p>LOGO</text:p>
          </table:table-cell>
          <table:table-cell table:style-name="ce32"/>
          <table:table-cell table:style-name="ce53"/>
          <table:table-cell table:style-name="ce32" table:number-columns-repeated="1011"/>
        </table:table-row>
        <table:table-row table:style-name="ro4">
          <table:table-cell table:number-columns-repeated="9"/>
          <table:table-cell table:style-name="ce37"/>
          <table:table-cell table:style-name="ce45"/>
          <table:table-cell table:style-name="ce45" table:formula="of:=SUM([.L248:.L268])" office:value-type="float" office:value="34">
            <text:p>34</text:p>
          </table:table-cell>
          <table:table-cell table:style-name="ce45" table:formula="of:=SUM([.M248:.M268])" office:value-type="currency" office:currency="USD" office:value="59.16">
            <text:p>$59.16</text:p>
          </table:table-cell>
          <table:table-cell table:style-name="ce45" table:formula="of:=SUM([.N248:.N268])" office:value-type="currency" office:currency="USD" office:value="60.06">
            <text:p>$60.06</text:p>
          </table:table-cell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9"/>
          <table:table-cell table:style-name="ce45" office:value-type="string">
            <text:p>GRAND TOTAL</text:p>
          </table:table-cell>
          <table:table-cell table:style-name="ce45" table:number-columns-repeated="2"/>
          <table:table-cell table:style-name="ce54"/>
          <table:table-cell table:style-name="ce45" table:formula="of:=[.N224]+[.N269]" office:value-type="currency" office:currency="USD" office:value="128.3552">
            <text:p>$128.36</text:p>
          </table:table-cell>
          <table:table-cell table:number-columns-repeated="1010"/>
        </table:table-row>
        <table:table-row table:style-name="ro4" table:number-rows-repeated="1048209">
          <table:table-cell table:number-columns-repeated="1024"/>
        </table:table-row>
        <table:table-row table:style-name="ro6" table:number-rows-repeated="95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BoM_PCB.B4:BoM_PCB.F65" table:contains-header="false">
          <table:sort>
            <table:sort-by table:field-number="0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1.499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7">03/07/2012</text:date>, <text:time>15:2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07T15:25:35.70</dc:date>
    <dc:creator>Anool Mahidharia</dc:creator>
    <meta:generator>OpenOffice.org/3.3$Win32 OpenOffice.org_project/330m20$Build-9567</meta:generator>
    <meta:editing-duration>PT17H10M34S</meta:editing-duration>
    <meta:editing-cycles>68</meta:editing-cycles>
    <meta:document-statistic meta:table-count="3" meta:cell-count="4650" meta:object-count="0"/>
  </office:meta>
</office:document-meta>
</file>